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427cm"/>
    </style:style>
    <style:style style:name="co5" style:family="table-column">
      <style:table-column-properties fo:break-before="auto" style:column-width="2.7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46cm"/>
    </style:style>
    <style:style style:name="co8" style:family="table-column">
      <style:table-column-properties fo:break-before="auto" style:column-width="4.919cm"/>
    </style:style>
    <style:style style:name="co9" style:family="table-column">
      <style:table-column-properties fo:break-before="auto" style:column-width="4.404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3.981cm"/>
    </style:style>
    <style:style style:name="co12" style:family="table-column">
      <style:table-column-properties fo:break-before="auto" style:column-width="4.3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/>
      <table:table table:name="HDD Raw Results" table:style-name="ta1">
        <table:shapes>
          <draw:frame draw:z-index="0" draw:style-name="gr1" svg:width="16.81cm" svg:height="9.813cm" svg:x="17.895cm" svg:y="0.395cm">
            <draw:object draw:notify-on-update-of-ranges="'HDD Raw Results'.A2:'HDD Raw Results'.A2 'HDD Raw Results'.A16:'HDD Raw Results'.A25 'HDD Raw Results'.A1:'HDD Raw Results'.A1 'HDD Raw Results'.B3:'HDD Raw Results'.B12 'HDD Raw Results'.A14:'HDD Raw Results'.A14 'HDD Raw Results'.B16:'HDD Raw Results'.B25 'HDD Raw Results'.A27:'HDD Raw Results'.A27 'HDD Raw Results'.B29:'HDD Raw Results'.B38 'HDD Raw Results'.A40:'HDD Raw Results'.A40 'HDD Raw Results'.B42:'HDD Raw Results'.B51 'HDD Raw Results'.A53:'HDD Raw Results'.A53 'HDD Raw Results'.B55:'HDD Raw Results'.B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94cm" svg:height="10.113cm" svg:x="34.798cm" svg:y="0.626cm">
            <draw:object draw:notify-on-update-of-ranges="'HDD Raw Results'.A3:'HDD Raw Results'.A12 'HDD Raw Results'.A1:'HDD Raw Results'.A1 'HDD Raw Results'.C3:'HDD Raw Results'.C12 'HDD Raw Results'.A14:'HDD Raw Results'.A14 'HDD Raw Results'.C16:'HDD Raw Results'.C25 'HDD Raw Results'.A27:'HDD Raw Results'.A27 'HDD Raw Results'.C29:'HDD Raw Results'.C38 'HDD Raw Results'.A40:'HDD Raw Results'.A40 'HDD Raw Results'.C42:'HDD Raw Results'.C51 'HDD Raw Results'.A53:'HDD Raw Results'.A53 'HDD Raw Results'.C55:'HDD Raw Results'.C6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713cm" svg:height="9.891cm" svg:x="17.97cm" svg:y="11.132cm">
            <draw:object draw:notify-on-update-of-ranges="'HDD Raw Results'.A2:'HDD Raw Results'.A2 'HDD Raw Results'.A3:'HDD Raw Results'.A12 'HDD Raw Results'.A1:'HDD Raw Results'.A1 'HDD Raw Results'.D3:'HDD Raw Results'.D12 'HDD Raw Results'.A14:'HDD Raw Results'.A14 'HDD Raw Results'.D16:'HDD Raw Results'.D25 'HDD Raw Results'.A27:'HDD Raw Results'.A27 'HDD Raw Results'.D29:'HDD Raw Results'.D38 'HDD Raw Results'.A40:'HDD Raw Results'.A40 'HDD Raw Results'.D42:'HDD Raw Results'.D51 'HDD Raw Results'.A53:'HDD Raw Results'.A53 'HDD Raw Results'.D55:'HDD Raw Results'.D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6.713cm" svg:height="9.891cm" svg:x="34.628cm" svg:y="11.279cm">
            <draw:object draw:notify-on-update-of-ranges="'HDD Raw Results'.A3:'HDD Raw Results'.A12 'HDD Raw Results'.A1:'HDD Raw Results'.A1 'HDD Raw Results'.E3:'HDD Raw Results'.E12 'HDD Raw Results'.A14:'HDD Raw Results'.A14 'HDD Raw Results'.E16:'HDD Raw Results'.E25 'HDD Raw Results'.A27:'HDD Raw Results'.A27 'HDD Raw Results'.E29:'HDD Raw Results'.E38 'HDD Raw Results'.A40:'HDD Raw Results'.A40 'HDD Raw Results'.E42:'HDD Raw Results'.E51 'HDD Raw Results'.A53:'HDD Raw Results'.A53 'HDD Raw Results'.E55:'HDD Raw Results'.E6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Run 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10">
            <text:p>1610</text:p>
          </table:table-cell>
          <table:table-cell office:value-type="float" office:value="230">
            <text:p>230</text:p>
          </table:table-cell>
          <table:table-cell office:value-type="float" office:value="1.552795">
            <text:p>1.552795</text:p>
          </table:table-cell>
          <table:table-cell office:value-type="float" office:value="10.869565">
            <text:p>10.869565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492">
            <text:p>1492</text:p>
          </table:table-cell>
          <table:table-cell office:value-type="float" office:value="238">
            <text:p>238</text:p>
          </table:table-cell>
          <table:table-cell office:value-type="float" office:value="3.3512065">
            <text:p>3.3512065</text:p>
          </table:table-cell>
          <table:table-cell office:value-type="float" office:value="21.008404">
            <text:p>21.008404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54">
            <text:p>1654</text:p>
          </table:table-cell>
          <table:table-cell office:value-type="float" office:value="227">
            <text:p>227</text:p>
          </table:table-cell>
          <table:table-cell office:value-type="float" office:value="4.534462">
            <text:p>4.534462</text:p>
          </table:table-cell>
          <table:table-cell office:value-type="float" office:value="33.039646">
            <text:p>33.039646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934">
            <text:p>2934</text:p>
          </table:table-cell>
          <table:table-cell office:value-type="float" office:value="274">
            <text:p>274</text:p>
          </table:table-cell>
          <table:table-cell office:value-type="float" office:value="3.4083164">
            <text:p>3.4083164</text:p>
          </table:table-cell>
          <table:table-cell office:value-type="float" office:value="36.49635">
            <text:p>36.49635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3663">
            <text:p>3663</text:p>
          </table:table-cell>
          <table:table-cell office:value-type="float" office:value="352">
            <text:p>352</text:p>
          </table:table-cell>
          <table:table-cell office:value-type="float" office:value="3.4125035">
            <text:p>3.4125035</text:p>
          </table:table-cell>
          <table:table-cell office:value-type="float" office:value="35.511364">
            <text:p>35.511364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4027">
            <text:p>4027</text:p>
          </table:table-cell>
          <table:table-cell office:value-type="float" office:value="438">
            <text:p>438</text:p>
          </table:table-cell>
          <table:table-cell office:value-type="float" office:value="3.7248573">
            <text:p>3.7248573</text:p>
          </table:table-cell>
          <table:table-cell office:value-type="float" office:value="34.246574">
            <text:p>34.246574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4872">
            <text:p>4872</text:p>
          </table:table-cell>
          <table:table-cell office:value-type="float" office:value="502">
            <text:p>502</text:p>
          </table:table-cell>
          <table:table-cell office:value-type="float" office:value="3.591954">
            <text:p>3.591954</text:p>
          </table:table-cell>
          <table:table-cell office:value-type="float" office:value="34.860558">
            <text:p>34.860558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6401">
            <text:p>6401</text:p>
          </table:table-cell>
          <table:table-cell office:value-type="float" office:value="578">
            <text:p>578</text:p>
          </table:table-cell>
          <table:table-cell office:value-type="float" office:value="3.1245117">
            <text:p>3.1245117</text:p>
          </table:table-cell>
          <table:table-cell office:value-type="float" office:value="34.602077">
            <text:p>34.602077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24190">
            <text:p>24190</text:p>
          </table:table-cell>
          <table:table-cell office:value-type="float" office:value="737">
            <text:p>737</text:p>
          </table:table-cell>
          <table:table-cell office:value-type="float" office:value="0.93013644">
            <text:p>0.93013644</text:p>
          </table:table-cell>
          <table:table-cell office:value-type="float" office:value="30.529173">
            <text:p>30.529173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6665">
            <text:p>6665</text:p>
          </table:table-cell>
          <table:table-cell office:value-type="float" office:value="720">
            <text:p>720</text:p>
          </table:table-cell>
          <table:table-cell office:value-type="float" office:value="3.7509377">
            <text:p>3.7509377</text:p>
          </table:table-cell>
          <table:table-cell office:value-type="float" office:value="34.72222">
            <text:p>34.7222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un 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3">
            <text:p>533</text:p>
          </table:table-cell>
          <table:table-cell office:value-type="float" office:value="72">
            <text:p>72</text:p>
          </table:table-cell>
          <table:table-cell office:value-type="float" office:value="4.6904316">
            <text:p>4.6904316</text:p>
          </table:table-cell>
          <table:table-cell office:value-type="float" office:value="34.72222">
            <text:p>34.72222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6">
            <text:p>1586</text:p>
          </table:table-cell>
          <table:table-cell office:value-type="float" office:value="145">
            <text:p>145</text:p>
          </table:table-cell>
          <table:table-cell office:value-type="float" office:value="3.152585">
            <text:p>3.152585</text:p>
          </table:table-cell>
          <table:table-cell office:value-type="float" office:value="34.482758">
            <text:p>34.482758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54">
            <text:p>1754</text:p>
          </table:table-cell>
          <table:table-cell office:value-type="float" office:value="204">
            <text:p>204</text:p>
          </table:table-cell>
          <table:table-cell office:value-type="float" office:value="4.275941">
            <text:p>4.275941</text:p>
          </table:table-cell>
          <table:table-cell office:value-type="float" office:value="36.764706">
            <text:p>36.764706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051">
            <text:p>8051</text:p>
          </table:table-cell>
          <table:table-cell office:value-type="float" office:value="275">
            <text:p>275</text:p>
          </table:table-cell>
          <table:table-cell office:value-type="float" office:value="1.2420818">
            <text:p>1.2420818</text:p>
          </table:table-cell>
          <table:table-cell office:value-type="float" office:value="36.363636">
            <text:p>36.363636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7306">
            <text:p>7306</text:p>
          </table:table-cell>
          <table:table-cell office:value-type="float" office:value="390">
            <text:p>390</text:p>
          </table:table-cell>
          <table:table-cell office:value-type="float" office:value="1.7109225">
            <text:p>1.7109225</text:p>
          </table:table-cell>
          <table:table-cell office:value-type="float" office:value="32.05128">
            <text:p>32.05128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05">
            <text:p>14105</text:p>
          </table:table-cell>
          <table:table-cell office:value-type="float" office:value="398">
            <text:p>398</text:p>
          </table:table-cell>
          <table:table-cell office:value-type="float" office:value="1.0634527">
            <text:p>1.0634527</text:p>
          </table:table-cell>
          <table:table-cell office:value-type="float" office:value="37.688442">
            <text:p>37.688442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38553">
            <text:p>38553</text:p>
          </table:table-cell>
          <table:table-cell office:value-type="float" office:value="476">
            <text:p>476</text:p>
          </table:table-cell>
          <table:table-cell office:value-type="float" office:value="0.45392057">
            <text:p>0.45392057</text:p>
          </table:table-cell>
          <table:table-cell office:value-type="float" office:value="36.764706">
            <text:p>36.764706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3679">
            <text:p>13679</text:p>
          </table:table-cell>
          <table:table-cell office:value-type="float" office:value="595">
            <text:p>595</text:p>
          </table:table-cell>
          <table:table-cell office:value-type="float" office:value="1.4620951">
            <text:p>1.4620951</text:p>
          </table:table-cell>
          <table:table-cell office:value-type="float" office:value="33.613445">
            <text:p>33.613445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17782">
            <text:p>17782</text:p>
          </table:table-cell>
          <table:table-cell office:value-type="float" office:value="1141">
            <text:p>1141</text:p>
          </table:table-cell>
          <table:table-cell office:value-type="float" office:value="1.2653245">
            <text:p>1.2653245</text:p>
          </table:table-cell>
          <table:table-cell office:value-type="float" office:value="19.719543">
            <text:p>19.719543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26696">
            <text:p>26696</text:p>
          </table:table-cell>
          <table:table-cell office:value-type="float" office:value="677">
            <text:p>677</text:p>
          </table:table-cell>
          <table:table-cell office:value-type="float" office:value="0.9364699">
            <text:p>0.9364699</text:p>
          </table:table-cell>
          <table:table-cell office:value-type="float" office:value="36.927624">
            <text:p>36.927624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Run 3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303">
            <text:p>1303</text:p>
          </table:table-cell>
          <table:table-cell office:value-type="float" office:value="64">
            <text:p>64</text:p>
          </table:table-cell>
          <table:table-cell office:value-type="float" office:value="1.9186493">
            <text:p>1.9186493</text:p>
          </table:table-cell>
          <table:table-cell office:value-type="float" office:value="39.0625">
            <text:p>39.0625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272">
            <text:p>2272</text:p>
          </table:table-cell>
          <table:table-cell office:value-type="float" office:value="129">
            <text:p>129</text:p>
          </table:table-cell>
          <table:table-cell office:value-type="float" office:value="2.2007043">
            <text:p>2.2007043</text:p>
          </table:table-cell>
          <table:table-cell office:value-type="float" office:value="38.75969">
            <text:p>38.75969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550">
            <text:p>6550</text:p>
          </table:table-cell>
          <table:table-cell office:value-type="float" office:value="194">
            <text:p>194</text:p>
          </table:table-cell>
          <table:table-cell office:value-type="float" office:value="1.1450381">
            <text:p>1.1450381</text:p>
          </table:table-cell>
          <table:table-cell office:value-type="float" office:value="38.659794">
            <text:p>38.659794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348">
            <text:p>5348</text:p>
          </table:table-cell>
          <table:table-cell office:value-type="float" office:value="263">
            <text:p>263</text:p>
          </table:table-cell>
          <table:table-cell office:value-type="float" office:value="1.8698579">
            <text:p>1.8698579</text:p>
          </table:table-cell>
          <table:table-cell office:value-type="float" office:value="38.02281">
            <text:p>38.02281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35036">
            <text:p>35036</text:p>
          </table:table-cell>
          <table:table-cell office:value-type="float" office:value="322">
            <text:p>322</text:p>
          </table:table-cell>
          <table:table-cell office:value-type="float" office:value="0.35677588">
            <text:p>0.35677588</text:p>
          </table:table-cell>
          <table:table-cell office:value-type="float" office:value="38.819878">
            <text:p>38.819878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7075">
            <text:p>7075</text:p>
          </table:table-cell>
          <table:table-cell office:value-type="float" office:value="400">
            <text:p>400</text:p>
          </table:table-cell>
          <table:table-cell office:value-type="float" office:value="2.1201413">
            <text:p>2.1201413</text:p>
          </table:table-cell>
          <table:table-cell office:value-type="float" office:value="37.5">
            <text:p>37.5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18188">
            <text:p>18188</text:p>
          </table:table-cell>
          <table:table-cell office:value-type="float" office:value="455">
            <text:p>455</text:p>
          </table:table-cell>
          <table:table-cell office:value-type="float" office:value="0.96217287">
            <text:p>0.96217287</text:p>
          </table:table-cell>
          <table:table-cell office:value-type="float" office:value="38.46154">
            <text:p>38.46154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0264">
            <text:p>30264</text:p>
          </table:table-cell>
          <table:table-cell office:value-type="float" office:value="551">
            <text:p>551</text:p>
          </table:table-cell>
          <table:table-cell office:value-type="float" office:value="0.6608512">
            <text:p>0.6608512</text:p>
          </table:table-cell>
          <table:table-cell office:value-type="float" office:value="36.29764">
            <text:p>36.29764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6420">
            <text:p>6420</text:p>
          </table:table-cell>
          <table:table-cell office:value-type="float" office:value="641">
            <text:p>641</text:p>
          </table:table-cell>
          <table:table-cell office:value-type="float" office:value="3.504673">
            <text:p>3.504673</text:p>
          </table:table-cell>
          <table:table-cell office:value-type="float" office:value="35.101402">
            <text:p>35.101402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17800">
            <text:p>17800</text:p>
          </table:table-cell>
          <table:table-cell office:value-type="float" office:value="924">
            <text:p>924</text:p>
          </table:table-cell>
          <table:table-cell office:value-type="float" office:value="1.4044944">
            <text:p>1.4044944</text:p>
          </table:table-cell>
          <table:table-cell office:value-type="float" office:value="27.056276">
            <text:p>27.056276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Run 4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9989">
            <text:p>29989</text:p>
          </table:table-cell>
          <table:table-cell office:value-type="float" office:value="78">
            <text:p>78</text:p>
          </table:table-cell>
          <table:table-cell office:value-type="float" office:value="0.0833639">
            <text:p>0.0833639</text:p>
          </table:table-cell>
          <table:table-cell office:value-type="float" office:value="32.05128">
            <text:p>32.05128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71">
            <text:p>1871</text:p>
          </table:table-cell>
          <table:table-cell office:value-type="float" office:value="139">
            <text:p>139</text:p>
          </table:table-cell>
          <table:table-cell office:value-type="float" office:value="2.6723678">
            <text:p>2.6723678</text:p>
          </table:table-cell>
          <table:table-cell office:value-type="float" office:value="35.971222">
            <text:p>35.971222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067">
            <text:p>2067</text:p>
          </table:table-cell>
          <table:table-cell office:value-type="float" office:value="192">
            <text:p>192</text:p>
          </table:table-cell>
          <table:table-cell office:value-type="float" office:value="3.628447">
            <text:p>3.628447</text:p>
          </table:table-cell>
          <table:table-cell office:value-type="float" office:value="39.0625">
            <text:p>39.0625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724">
            <text:p>4724</text:p>
          </table:table-cell>
          <table:table-cell office:value-type="float" office:value="277">
            <text:p>277</text:p>
          </table:table-cell>
          <table:table-cell office:value-type="float" office:value="2.1168501">
            <text:p>2.1168501</text:p>
          </table:table-cell>
          <table:table-cell office:value-type="float" office:value="36.10108">
            <text:p>36.10108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10039">
            <text:p>10039</text:p>
          </table:table-cell>
          <table:table-cell office:value-type="float" office:value="1497">
            <text:p>1497</text:p>
          </table:table-cell>
          <table:table-cell office:value-type="float" office:value="1.2451439">
            <text:p>1.2451439</text:p>
          </table:table-cell>
          <table:table-cell office:value-type="float" office:value="8.350034">
            <text:p>8.350034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2588">
            <text:p>32588</text:p>
          </table:table-cell>
          <table:table-cell office:value-type="float" office:value="394">
            <text:p>394</text:p>
          </table:table-cell>
          <table:table-cell office:value-type="float" office:value="0.46029213">
            <text:p>0.46029213</text:p>
          </table:table-cell>
          <table:table-cell office:value-type="float" office:value="38.071068">
            <text:p>38.071068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16506">
            <text:p>16506</text:p>
          </table:table-cell>
          <table:table-cell office:value-type="float" office:value="484">
            <text:p>484</text:p>
          </table:table-cell>
          <table:table-cell office:value-type="float" office:value="1.0602205">
            <text:p>1.0602205</text:p>
          </table:table-cell>
          <table:table-cell office:value-type="float" office:value="36.157024">
            <text:p>36.157024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5858">
            <text:p>5858</text:p>
          </table:table-cell>
          <table:table-cell office:value-type="float" office:value="631">
            <text:p>631</text:p>
          </table:table-cell>
          <table:table-cell office:value-type="float" office:value="3.4141345">
            <text:p>3.4141345</text:p>
          </table:table-cell>
          <table:table-cell office:value-type="float" office:value="31.69572">
            <text:p>31.69572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13265">
            <text:p>13265</text:p>
          </table:table-cell>
          <table:table-cell office:value-type="float" office:value="640">
            <text:p>640</text:p>
          </table:table-cell>
          <table:table-cell office:value-type="float" office:value="1.696193">
            <text:p>1.696193</text:p>
          </table:table-cell>
          <table:table-cell office:value-type="float" office:value="35.15625">
            <text:p>35.15625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34096">
            <text:p>34096</text:p>
          </table:table-cell>
          <table:table-cell office:value-type="float" office:value="670">
            <text:p>670</text:p>
          </table:table-cell>
          <table:table-cell office:value-type="float" office:value="0.73322386">
            <text:p>0.73322386</text:p>
          </table:table-cell>
          <table:table-cell office:value-type="float" office:value="37.313435">
            <text:p>37.31343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Run 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668">
            <text:p>10668</text:p>
          </table:table-cell>
          <table:table-cell office:value-type="float" office:value="72">
            <text:p>72</text:p>
          </table:table-cell>
          <table:table-cell office:value-type="float" office:value="0.2343457">
            <text:p>0.2343457</text:p>
          </table:table-cell>
          <table:table-cell office:value-type="float" office:value="34.72222">
            <text:p>34.72222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319">
            <text:p>2319</text:p>
          </table:table-cell>
          <table:table-cell office:value-type="float" office:value="127">
            <text:p>127</text:p>
          </table:table-cell>
          <table:table-cell office:value-type="float" office:value="2.1561017">
            <text:p>2.1561017</text:p>
          </table:table-cell>
          <table:table-cell office:value-type="float" office:value="39.37008">
            <text:p>39.37008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894">
            <text:p>12894</text:p>
          </table:table-cell>
          <table:table-cell office:value-type="float" office:value="195">
            <text:p>195</text:p>
          </table:table-cell>
          <table:table-cell office:value-type="float" office:value="0.5816659">
            <text:p>0.5816659</text:p>
          </table:table-cell>
          <table:table-cell office:value-type="float" office:value="38.46154">
            <text:p>38.46154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716">
            <text:p>25716</text:p>
          </table:table-cell>
          <table:table-cell office:value-type="float" office:value="282">
            <text:p>282</text:p>
          </table:table-cell>
          <table:table-cell office:value-type="float" office:value="0.38886297">
            <text:p>0.38886297</text:p>
          </table:table-cell>
          <table:table-cell office:value-type="float" office:value="35.460995">
            <text:p>35.460995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3262">
            <text:p>3262</text:p>
          </table:table-cell>
          <table:table-cell office:value-type="float" office:value="335">
            <text:p>335</text:p>
          </table:table-cell>
          <table:table-cell office:value-type="float" office:value="3.832005">
            <text:p>3.832005</text:p>
          </table:table-cell>
          <table:table-cell office:value-type="float" office:value="37.313435">
            <text:p>37.313435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4534">
            <text:p>4534</text:p>
          </table:table-cell>
          <table:table-cell office:value-type="float" office:value="420">
            <text:p>420</text:p>
          </table:table-cell>
          <table:table-cell office:value-type="float" office:value="3.308337">
            <text:p>3.308337</text:p>
          </table:table-cell>
          <table:table-cell office:value-type="float" office:value="35.714287">
            <text:p>35.714287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4784">
            <text:p>4784</text:p>
          </table:table-cell>
          <table:table-cell office:value-type="float" office:value="473">
            <text:p>473</text:p>
          </table:table-cell>
          <table:table-cell office:value-type="float" office:value="3.6580267">
            <text:p>3.6580267</text:p>
          </table:table-cell>
          <table:table-cell office:value-type="float" office:value="36.997887">
            <text:p>36.997887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7995">
            <text:p>7995</text:p>
          </table:table-cell>
          <table:table-cell office:value-type="float" office:value="549">
            <text:p>549</text:p>
          </table:table-cell>
          <table:table-cell office:value-type="float" office:value="2.5015635">
            <text:p>2.5015635</text:p>
          </table:table-cell>
          <table:table-cell office:value-type="float" office:value="36.42987">
            <text:p>36.42987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8295">
            <text:p>8295</text:p>
          </table:table-cell>
          <table:table-cell office:value-type="float" office:value="589">
            <text:p>589</text:p>
          </table:table-cell>
          <table:table-cell office:value-type="float" office:value="2.7124774">
            <text:p>2.7124774</text:p>
          </table:table-cell>
          <table:table-cell office:value-type="float" office:value="38.20034">
            <text:p>38.20034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52340">
            <text:p>52340</text:p>
          </table:table-cell>
          <table:table-cell office:value-type="float" office:value="806">
            <text:p>806</text:p>
          </table:table-cell>
          <table:table-cell office:value-type="float" office:value="0.47764617">
            <text:p>0.47764617</text:p>
          </table:table-cell>
          <table:table-cell office:value-type="float" office:value="31.01737">
            <text:p>31.01737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DD Raw Results" table:style-name="ta1">
        <table:shapes>
          <draw:frame draw:z-index="0" draw:style-name="gr1" svg:width="16.81cm" svg:height="9.277cm" svg:x="17.895cm" svg:y="0.373cm">
            <draw:object draw:notify-on-update-of-ranges="'SDD Raw Results'.A16:'SDD Raw Results'.A25 'SDD Raw Results'.A1:'SDD Raw Results'.A1 'SDD Raw Results'.B3:'SDD Raw Results'.B12 'SDD Raw Results'.A14:'SDD Raw Results'.A14 'SDD Raw Results'.B16:'SDD Raw Results'.B25 'SDD Raw Results'.A27:'SDD Raw Results'.A27 'SDD Raw Results'.B29:'SDD Raw Results'.B38 'SDD Raw Results'.A40:'SDD Raw Results'.A40 'SDD Raw Results'.B42:'SDD Raw Results'.B51 'SDD Raw Results'.A53:'SDD Raw Results'.A53 'SDD Raw Results'.B55:'SDD Raw Results'.B6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16.713cm" svg:height="9.35cm" svg:x="34.947cm" svg:y="0.231cm">
            <draw:object draw:notify-on-update-of-ranges="'SDD Raw Results'.A3:'SDD Raw Results'.A12 'SDD Raw Results'.A1:'SDD Raw Results'.A1 'SDD Raw Results'.C3:'SDD Raw Results'.C12 'SDD Raw Results'.A14:'SDD Raw Results'.A14 'SDD Raw Results'.C16:'SDD Raw Results'.C25 'SDD Raw Results'.A27:'SDD Raw Results'.A27 'SDD Raw Results'.C29:'SDD Raw Results'.C38 'SDD Raw Results'.A40:'SDD Raw Results'.A40 'SDD Raw Results'.C42:'SDD Raw Results'.C51 'SDD Raw Results'.A53:'SDD Raw Results'.A53 'SDD Raw Results'.C55:'SDD Raw Results'.C6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16.713cm" svg:height="9.35cm" svg:x="18.009cm" svg:y="10.024cm">
            <draw:object draw:notify-on-update-of-ranges="'SDD Raw Results'.A3:'SDD Raw Results'.A12 'SDD Raw Results'.A1:'SDD Raw Results'.A1 'SDD Raw Results'.D3:'SDD Raw Results'.D12 'SDD Raw Results'.A14:'SDD Raw Results'.A14 'SDD Raw Results'.D16:'SDD Raw Results'.D25 'SDD Raw Results'.A27:'SDD Raw Results'.A27 'SDD Raw Results'.D29:'SDD Raw Results'.D38 'SDD Raw Results'.A40:'SDD Raw Results'.A40 'SDD Raw Results'.D42:'SDD Raw Results'.D51 'SDD Raw Results'.A53:'SDD Raw Results'.A53 'SDD Raw Results'.D55:'SDD Raw Results'.D6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16.713cm" svg:height="9.351cm" svg:x="34.878cm" svg:y="9.952cm">
            <draw:object draw:notify-on-update-of-ranges="'SDD Raw Results'.A3:'SDD Raw Results'.A12 'SDD Raw Results'.A1:'SDD Raw Results'.A1 'SDD Raw Results'.E3:'SDD Raw Results'.E12 'SDD Raw Results'.A14:'SDD Raw Results'.A14 'SDD Raw Results'.E16:'SDD Raw Results'.E25 'SDD Raw Results'.A27:'SDD Raw Results'.A27 'SDD Raw Results'.E29:'SDD Raw Results'.E38 'SDD Raw Results'.A40:'SDD Raw Results'.A40 'SDD Raw Results'.E42:'SDD Raw Results'.E51 'SDD Raw Results'.A53:'SDD Raw Results'.A53 'SDD Raw Results'.E55:'SDD Raw Results'.E6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Run 1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529">
            <text:p>1529</text:p>
          </table:table-cell>
          <table:table-cell office:value-type="float" office:value="231">
            <text:p>231</text:p>
          </table:table-cell>
          <table:table-cell office:value-type="float" office:value="1.6350555">
            <text:p>1.6350555</text:p>
          </table:table-cell>
          <table:table-cell office:value-type="float" office:value="10.822511">
            <text:p>10.822511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459">
            <text:p>1459</text:p>
          </table:table-cell>
          <table:table-cell office:value-type="float" office:value="239">
            <text:p>239</text:p>
          </table:table-cell>
          <table:table-cell office:value-type="float" office:value="3.4270048">
            <text:p>3.4270048</text:p>
          </table:table-cell>
          <table:table-cell office:value-type="float" office:value="20.920502">
            <text:p>20.920502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62">
            <text:p>1762</text:p>
          </table:table-cell>
          <table:table-cell office:value-type="float" office:value="249">
            <text:p>249</text:p>
          </table:table-cell>
          <table:table-cell office:value-type="float" office:value="4.2565265">
            <text:p>4.2565265</text:p>
          </table:table-cell>
          <table:table-cell office:value-type="float" office:value="30.120481">
            <text:p>30.120481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309">
            <text:p>2309</text:p>
          </table:table-cell>
          <table:table-cell office:value-type="float" office:value="269">
            <text:p>269</text:p>
          </table:table-cell>
          <table:table-cell office:value-type="float" office:value="4.330879">
            <text:p>4.330879</text:p>
          </table:table-cell>
          <table:table-cell office:value-type="float" office:value="37.17472">
            <text:p>37.17472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3037">
            <text:p>3037</text:p>
          </table:table-cell>
          <table:table-cell office:value-type="float" office:value="331">
            <text:p>331</text:p>
          </table:table-cell>
          <table:table-cell office:value-type="float" office:value="4.115904">
            <text:p>4.115904</text:p>
          </table:table-cell>
          <table:table-cell office:value-type="float" office:value="37.76435">
            <text:p>37.76435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750">
            <text:p>3750</text:p>
          </table:table-cell>
          <table:table-cell office:value-type="float" office:value="407">
            <text:p>407</text:p>
          </table:table-cell>
          <table:table-cell office:value-type="float" office:value="4">
            <text:p>4</text:p>
          </table:table-cell>
          <table:table-cell office:value-type="float" office:value="36.855038">
            <text:p>36.855038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4370">
            <text:p>4370</text:p>
          </table:table-cell>
          <table:table-cell office:value-type="float" office:value="470">
            <text:p>470</text:p>
          </table:table-cell>
          <table:table-cell office:value-type="float" office:value="4.0045767">
            <text:p>4.0045767</text:p>
          </table:table-cell>
          <table:table-cell office:value-type="float" office:value="37.234043">
            <text:p>37.234043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5675">
            <text:p>5675</text:p>
          </table:table-cell>
          <table:table-cell office:value-type="float" office:value="536">
            <text:p>536</text:p>
          </table:table-cell>
          <table:table-cell office:value-type="float" office:value="3.524229">
            <text:p>3.524229</text:p>
          </table:table-cell>
          <table:table-cell office:value-type="float" office:value="37.313435">
            <text:p>37.313435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5624">
            <text:p>5624</text:p>
          </table:table-cell>
          <table:table-cell office:value-type="float" office:value="602">
            <text:p>602</text:p>
          </table:table-cell>
          <table:table-cell office:value-type="float" office:value="4.0007114">
            <text:p>4.0007114</text:p>
          </table:table-cell>
          <table:table-cell office:value-type="float" office:value="37.375416">
            <text:p>37.375416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7960">
            <text:p>7960</text:p>
          </table:table-cell>
          <table:table-cell office:value-type="float" office:value="669">
            <text:p>669</text:p>
          </table:table-cell>
          <table:table-cell office:value-type="float" office:value="3.1407034">
            <text:p>3.1407034</text:p>
          </table:table-cell>
          <table:table-cell office:value-type="float" office:value="37.36921">
            <text:p>37.3692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un 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869">
            <text:p>869</text:p>
          </table:table-cell>
          <table:table-cell office:value-type="float" office:value="74">
            <text:p>74</text:p>
          </table:table-cell>
          <table:table-cell office:value-type="float" office:value="2.87687">
            <text:p>2.87687</text:p>
          </table:table-cell>
          <table:table-cell office:value-type="float" office:value="33.783783">
            <text:p>33.783783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77">
            <text:p>1177</text:p>
          </table:table-cell>
          <table:table-cell office:value-type="float" office:value="137">
            <text:p>137</text:p>
          </table:table-cell>
          <table:table-cell office:value-type="float" office:value="4.2480884">
            <text:p>4.2480884</text:p>
          </table:table-cell>
          <table:table-cell office:value-type="float" office:value="36.49635">
            <text:p>36.49635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51">
            <text:p>1751</text:p>
          </table:table-cell>
          <table:table-cell office:value-type="float" office:value="203">
            <text:p>203</text:p>
          </table:table-cell>
          <table:table-cell office:value-type="float" office:value="4.2832665">
            <text:p>4.2832665</text:p>
          </table:table-cell>
          <table:table-cell office:value-type="float" office:value="36.945812">
            <text:p>36.945812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384">
            <text:p>2384</text:p>
          </table:table-cell>
          <table:table-cell office:value-type="float" office:value="277">
            <text:p>277</text:p>
          </table:table-cell>
          <table:table-cell office:value-type="float" office:value="4.194631">
            <text:p>4.194631</text:p>
          </table:table-cell>
          <table:table-cell office:value-type="float" office:value="36.10108">
            <text:p>36.10108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2960">
            <text:p>2960</text:p>
          </table:table-cell>
          <table:table-cell office:value-type="float" office:value="348">
            <text:p>348</text:p>
          </table:table-cell>
          <table:table-cell office:value-type="float" office:value="4.222973">
            <text:p>4.222973</text:p>
          </table:table-cell>
          <table:table-cell office:value-type="float" office:value="35.91954">
            <text:p>35.91954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734">
            <text:p>3734</text:p>
          </table:table-cell>
          <table:table-cell office:value-type="float" office:value="450">
            <text:p>450</text:p>
          </table:table-cell>
          <table:table-cell office:value-type="float" office:value="4.01714">
            <text:p>4.01714</text:p>
          </table:table-cell>
          <table:table-cell office:value-type="float" office:value="33.333332">
            <text:p>33.333332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4169">
            <text:p>4169</text:p>
          </table:table-cell>
          <table:table-cell office:value-type="float" office:value="480">
            <text:p>480</text:p>
          </table:table-cell>
          <table:table-cell office:value-type="float" office:value="4.1976495">
            <text:p>4.1976495</text:p>
          </table:table-cell>
          <table:table-cell office:value-type="float" office:value="36.458332">
            <text:p>36.458332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5146">
            <text:p>5146</text:p>
          </table:table-cell>
          <table:table-cell office:value-type="float" office:value="558">
            <text:p>558</text:p>
          </table:table-cell>
          <table:table-cell office:value-type="float" office:value="3.8865137">
            <text:p>3.8865137</text:p>
          </table:table-cell>
          <table:table-cell office:value-type="float" office:value="35.842293">
            <text:p>35.842293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7205">
            <text:p>7205</text:p>
          </table:table-cell>
          <table:table-cell office:value-type="float" office:value="609">
            <text:p>609</text:p>
          </table:table-cell>
          <table:table-cell office:value-type="float" office:value="3.1228313">
            <text:p>3.1228313</text:p>
          </table:table-cell>
          <table:table-cell office:value-type="float" office:value="36.945812">
            <text:p>36.945812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5935">
            <text:p>5935</text:p>
          </table:table-cell>
          <table:table-cell office:value-type="float" office:value="675">
            <text:p>675</text:p>
          </table:table-cell>
          <table:table-cell office:value-type="float" office:value="4.2123">
            <text:p>4.2123</text:p>
          </table:table-cell>
          <table:table-cell office:value-type="float" office:value="37.037037">
            <text:p>37.03703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un 3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73">
            <text:p>1673</text:p>
          </table:table-cell>
          <table:table-cell office:value-type="float" office:value="75">
            <text:p>75</text:p>
          </table:table-cell>
          <table:table-cell office:value-type="float" office:value="1.4943216">
            <text:p>1.4943216</text:p>
          </table:table-cell>
          <table:table-cell office:value-type="float" office:value="33.333332">
            <text:p>33.333332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19">
            <text:p>1119</text:p>
          </table:table-cell>
          <table:table-cell office:value-type="float" office:value="145">
            <text:p>145</text:p>
          </table:table-cell>
          <table:table-cell office:value-type="float" office:value="4.468275">
            <text:p>4.468275</text:p>
          </table:table-cell>
          <table:table-cell office:value-type="float" office:value="34.482758">
            <text:p>34.482758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37">
            <text:p>2737</text:p>
          </table:table-cell>
          <table:table-cell office:value-type="float" office:value="204">
            <text:p>204</text:p>
          </table:table-cell>
          <table:table-cell office:value-type="float" office:value="2.7402265">
            <text:p>2.7402265</text:p>
          </table:table-cell>
          <table:table-cell office:value-type="float" office:value="36.764706">
            <text:p>36.764706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612">
            <text:p>2612</text:p>
          </table:table-cell>
          <table:table-cell office:value-type="float" office:value="283">
            <text:p>283</text:p>
          </table:table-cell>
          <table:table-cell office:value-type="float" office:value="3.8284838">
            <text:p>3.8284838</text:p>
          </table:table-cell>
          <table:table-cell office:value-type="float" office:value="35.33569">
            <text:p>35.33569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3307">
            <text:p>3307</text:p>
          </table:table-cell>
          <table:table-cell office:value-type="float" office:value="355">
            <text:p>355</text:p>
          </table:table-cell>
          <table:table-cell office:value-type="float" office:value="3.779861">
            <text:p>3.779861</text:p>
          </table:table-cell>
          <table:table-cell office:value-type="float" office:value="35.21127">
            <text:p>35.21127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4350">
            <text:p>4350</text:p>
          </table:table-cell>
          <table:table-cell office:value-type="float" office:value="419">
            <text:p>419</text:p>
          </table:table-cell>
          <table:table-cell office:value-type="float" office:value="3.4482758">
            <text:p>3.4482758</text:p>
          </table:table-cell>
          <table:table-cell office:value-type="float" office:value="35.799522">
            <text:p>35.799522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4316">
            <text:p>4316</text:p>
          </table:table-cell>
          <table:table-cell office:value-type="float" office:value="499">
            <text:p>499</text:p>
          </table:table-cell>
          <table:table-cell office:value-type="float" office:value="4.0546803">
            <text:p>4.0546803</text:p>
          </table:table-cell>
          <table:table-cell office:value-type="float" office:value="35.07014">
            <text:p>35.07014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721">
            <text:p>4721</text:p>
          </table:table-cell>
          <table:table-cell office:value-type="float" office:value="566">
            <text:p>566</text:p>
          </table:table-cell>
          <table:table-cell office:value-type="float" office:value="4.2363906">
            <text:p>4.2363906</text:p>
          </table:table-cell>
          <table:table-cell office:value-type="float" office:value="35.33569">
            <text:p>35.33569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5271">
            <text:p>5271</text:p>
          </table:table-cell>
          <table:table-cell office:value-type="float" office:value="609">
            <text:p>609</text:p>
          </table:table-cell>
          <table:table-cell office:value-type="float" office:value="4.2686396">
            <text:p>4.2686396</text:p>
          </table:table-cell>
          <table:table-cell office:value-type="float" office:value="36.945812">
            <text:p>36.945812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5945">
            <text:p>5945</text:p>
          </table:table-cell>
          <table:table-cell office:value-type="float" office:value="673">
            <text:p>673</text:p>
          </table:table-cell>
          <table:table-cell office:value-type="float" office:value="4.2052145">
            <text:p>4.2052145</text:p>
          </table:table-cell>
          <table:table-cell office:value-type="float" office:value="37.147102">
            <text:p>37.14710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un 4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60">
            <text:p>960</text:p>
          </table:table-cell>
          <table:table-cell office:value-type="float" office:value="69">
            <text:p>69</text:p>
          </table:table-cell>
          <table:table-cell office:value-type="float" office:value="2.6041667">
            <text:p>2.6041667</text:p>
          </table:table-cell>
          <table:table-cell office:value-type="float" office:value="36.231884">
            <text:p>36.231884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91">
            <text:p>1091</text:p>
          </table:table-cell>
          <table:table-cell office:value-type="float" office:value="137">
            <text:p>137</text:p>
          </table:table-cell>
          <table:table-cell office:value-type="float" office:value="4.5829515">
            <text:p>4.5829515</text:p>
          </table:table-cell>
          <table:table-cell office:value-type="float" office:value="36.49635">
            <text:p>36.49635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31">
            <text:p>3731</text:p>
          </table:table-cell>
          <table:table-cell office:value-type="float" office:value="209">
            <text:p>209</text:p>
          </table:table-cell>
          <table:table-cell office:value-type="float" office:value="2.010185">
            <text:p>2.010185</text:p>
          </table:table-cell>
          <table:table-cell office:value-type="float" office:value="35.885166">
            <text:p>35.885166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77">
            <text:p>2277</text:p>
          </table:table-cell>
          <table:table-cell office:value-type="float" office:value="278">
            <text:p>278</text:p>
          </table:table-cell>
          <table:table-cell office:value-type="float" office:value="4.3917437">
            <text:p>4.3917437</text:p>
          </table:table-cell>
          <table:table-cell office:value-type="float" office:value="35.971222">
            <text:p>35.971222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2940">
            <text:p>2940</text:p>
          </table:table-cell>
          <table:table-cell office:value-type="float" office:value="343">
            <text:p>343</text:p>
          </table:table-cell>
          <table:table-cell office:value-type="float" office:value="4.251701">
            <text:p>4.251701</text:p>
          </table:table-cell>
          <table:table-cell office:value-type="float" office:value="36.44315">
            <text:p>36.44315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519">
            <text:p>3519</text:p>
          </table:table-cell>
          <table:table-cell office:value-type="float" office:value="410">
            <text:p>410</text:p>
          </table:table-cell>
          <table:table-cell office:value-type="float" office:value="4.2625747">
            <text:p>4.2625747</text:p>
          </table:table-cell>
          <table:table-cell office:value-type="float" office:value="36.585365">
            <text:p>36.585365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4151">
            <text:p>4151</text:p>
          </table:table-cell>
          <table:table-cell office:value-type="float" office:value="480">
            <text:p>480</text:p>
          </table:table-cell>
          <table:table-cell office:value-type="float" office:value="4.215852">
            <text:p>4.215852</text:p>
          </table:table-cell>
          <table:table-cell office:value-type="float" office:value="36.458332">
            <text:p>36.458332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6008">
            <text:p>6008</text:p>
          </table:table-cell>
          <table:table-cell office:value-type="float" office:value="541">
            <text:p>541</text:p>
          </table:table-cell>
          <table:table-cell office:value-type="float" office:value="3.3288949">
            <text:p>3.3288949</text:p>
          </table:table-cell>
          <table:table-cell office:value-type="float" office:value="36.96858">
            <text:p>36.96858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6132">
            <text:p>6132</text:p>
          </table:table-cell>
          <table:table-cell office:value-type="float" office:value="604">
            <text:p>604</text:p>
          </table:table-cell>
          <table:table-cell office:value-type="float" office:value="3.669276">
            <text:p>3.669276</text:p>
          </table:table-cell>
          <table:table-cell office:value-type="float" office:value="37.251656">
            <text:p>37.251656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6203">
            <text:p>6203</text:p>
          </table:table-cell>
          <table:table-cell office:value-type="float" office:value="670">
            <text:p>670</text:p>
          </table:table-cell>
          <table:table-cell office:value-type="float" office:value="4.030308">
            <text:p>4.030308</text:p>
          </table:table-cell>
          <table:table-cell office:value-type="float" office:value="37.313435">
            <text:p>37.3134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un 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insert time (ms)</text:p>
          </table:table-cell>
          <table:table-cell table:style-name="ce1" office:value-type="string">
            <text:p>remove time (ms)</text:p>
          </table:table-cell>
          <table:table-cell table:style-name="ce1" office:value-type="string">
            <text:p>insert per ms</text:p>
          </table:table-cell>
          <table:table-cell table:style-name="ce1" office:value-type="string">
            <text:p>remove per ms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24">
            <text:p>1024</text:p>
          </table:table-cell>
          <table:table-cell office:value-type="float" office:value="70">
            <text:p>70</text:p>
          </table:table-cell>
          <table:table-cell office:value-type="float" office:value="2.4414062">
            <text:p>2.4414062</text:p>
          </table:table-cell>
          <table:table-cell office:value-type="float" office:value="35.714287">
            <text:p>35.714287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8">
            <text:p>1078</text:p>
          </table:table-cell>
          <table:table-cell office:value-type="float" office:value="141">
            <text:p>141</text:p>
          </table:table-cell>
          <table:table-cell office:value-type="float" office:value="4.638219">
            <text:p>4.638219</text:p>
          </table:table-cell>
          <table:table-cell office:value-type="float" office:value="35.460995">
            <text:p>35.460995</text:p>
          </table:table-cell>
          <table:table-cell table:number-columns-repeated="2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22">
            <text:p>1622</text:p>
          </table:table-cell>
          <table:table-cell office:value-type="float" office:value="204">
            <text:p>204</text:p>
          </table:table-cell>
          <table:table-cell office:value-type="float" office:value="4.623921">
            <text:p>4.623921</text:p>
          </table:table-cell>
          <table:table-cell office:value-type="float" office:value="36.764706">
            <text:p>36.764706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31">
            <text:p>2231</text:p>
          </table:table-cell>
          <table:table-cell office:value-type="float" office:value="277">
            <text:p>277</text:p>
          </table:table-cell>
          <table:table-cell office:value-type="float" office:value="4.482295">
            <text:p>4.482295</text:p>
          </table:table-cell>
          <table:table-cell office:value-type="float" office:value="36.10108">
            <text:p>36.10108</text:p>
          </table:table-cell>
          <table:table-cell table:number-columns-repeated="2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2820">
            <text:p>2820</text:p>
          </table:table-cell>
          <table:table-cell office:value-type="float" office:value="346">
            <text:p>346</text:p>
          </table:table-cell>
          <table:table-cell office:value-type="float" office:value="4.4326243">
            <text:p>4.4326243</text:p>
          </table:table-cell>
          <table:table-cell office:value-type="float" office:value="36.127167">
            <text:p>36.127167</text:p>
          </table:table-cell>
          <table:table-cell table:number-columns-repeated="2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497">
            <text:p>3497</text:p>
          </table:table-cell>
          <table:table-cell office:value-type="float" office:value="472">
            <text:p>472</text:p>
          </table:table-cell>
          <table:table-cell office:value-type="float" office:value="4.289391">
            <text:p>4.289391</text:p>
          </table:table-cell>
          <table:table-cell office:value-type="float" office:value="31.779661">
            <text:p>31.779661</text:p>
          </table:table-cell>
          <table:table-cell table:number-columns-repeated="2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4106">
            <text:p>4106</text:p>
          </table:table-cell>
          <table:table-cell office:value-type="float" office:value="482">
            <text:p>482</text:p>
          </table:table-cell>
          <table:table-cell office:value-type="float" office:value="4.2620554">
            <text:p>4.2620554</text:p>
          </table:table-cell>
          <table:table-cell office:value-type="float" office:value="36.307053">
            <text:p>36.307053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6437">
            <text:p>6437</text:p>
          </table:table-cell>
          <table:table-cell office:value-type="float" office:value="564">
            <text:p>564</text:p>
          </table:table-cell>
          <table:table-cell office:value-type="float" office:value="3.1070375">
            <text:p>3.1070375</text:p>
          </table:table-cell>
          <table:table-cell office:value-type="float" office:value="35.460995">
            <text:p>35.460995</text:p>
          </table:table-cell>
          <table:table-cell table:number-columns-repeated="2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5353">
            <text:p>5353</text:p>
          </table:table-cell>
          <table:table-cell office:value-type="float" office:value="614">
            <text:p>614</text:p>
          </table:table-cell>
          <table:table-cell office:value-type="float" office:value="4.2032504">
            <text:p>4.2032504</text:p>
          </table:table-cell>
          <table:table-cell office:value-type="float" office:value="36.64495">
            <text:p>36.64495</text:p>
          </table:table-cell>
          <table:table-cell table:number-columns-repeated="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5950">
            <text:p>5950</text:p>
          </table:table-cell>
          <table:table-cell office:value-type="float" office:value="685">
            <text:p>685</text:p>
          </table:table-cell>
          <table:table-cell office:value-type="float" office:value="4.2016807">
            <text:p>4.2016807</text:p>
          </table:table-cell>
          <table:table-cell office:value-type="float" office:value="36.49635">
            <text:p>36.49635</text:p>
          </table:table-cell>
          <table:table-cell table:number-columns-repeated="2"/>
        </table:table-row>
      </table:table>
      <table:table table:name="Summarized Data" table:style-name="ta1">
        <table:shapes>
          <draw:frame draw:z-index="0" draw:style-name="gr1" svg:width="15.999cm" svg:height="8.999cm" svg:x="4.895cm" svg:y="11.841cm">
            <draw:object draw:notify-on-update-of-ranges="'Summarized Data'.A2:'Summarized Data'.A2 'Summarized Data'.A3:'Summarized Data'.A12 'Summarized Data'.A1:'Summarized Data'.A1 'Summarized Data'.B3:'Summarized Data'.B12 'Summarized Data'.A15:'Summarized Data'.A15 'Summarized Data'.B17:'Summarized Data'.B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5.999cm" svg:height="8.999cm" svg:x="22.414cm" svg:y="11.844cm">
            <draw:object draw:notify-on-update-of-ranges="'Summarized Data'.A3:'Summarized Data'.A12 'Summarized Data'.A1:'Summarized Data'.A1 'Summarized Data'.C3:'Summarized Data'.C12 'Summarized Data'.A15:'Summarized Data'.A15 'Summarized Data'.C17:'Summarized Data'.C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5.999cm" svg:height="8.999cm" svg:x="4.87cm" svg:y="21.513cm">
            <draw:object draw:notify-on-update-of-ranges="'Summarized Data'.A3:'Summarized Data'.A12 'Summarized Data'.A1:'Summarized Data'.A1 'Summarized Data'.D3:'Summarized Data'.D12 'Summarized Data'.A15:'Summarized Data'.A15 'Summarized Data'.D17:'Summarized Data'.D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5.999cm" svg:height="8.999cm" svg:x="22.413cm" svg:y="21.422cm">
            <draw:object draw:notify-on-update-of-ranges="'Summarized Data'.A3:'Summarized Data'.A12 'Summarized Data'.A1:'Summarized Data'.A1 'Summarized Data'.E3:'Summarized Data'.E12 'Summarized Data'.A15:'Summarized Data'.A15 'Summarized Data'.E17:'Summarized Data'.E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HDD</text:p>
          </table:table-cell>
          <table:table-cell table:number-columns-repeated="4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median insert time (ms)</text:p>
          </table:table-cell>
          <table:table-cell table:style-name="ce1" office:value-type="string">
            <text:p>median remove time (ms)</text:p>
          </table:table-cell>
          <table:table-cell table:style-name="ce1" office:value-type="string">
            <text:p>median insert per ms</text:p>
          </table:table-cell>
          <table:table-cell table:style-name="ce1" office:value-type="string">
            <text:p>median remove per ms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MEDIAN(['HDD Raw Results'.B3];['HDD Raw Results'.B16];['HDD Raw Results'.B29];['HDD Raw Results'.B42];['HDD Raw Results'.B55])" office:value-type="float" office:value="1610">
            <text:p>1610</text:p>
          </table:table-cell>
          <table:table-cell table:formula="of:=MEDIAN(['HDD Raw Results'.C3];['HDD Raw Results'.C16];['HDD Raw Results'.C29];['HDD Raw Results'.C42];['HDD Raw Results'.C55])" office:value-type="float" office:value="72">
            <text:p>72</text:p>
          </table:table-cell>
          <table:table-cell table:formula="of:=MEDIAN(['HDD Raw Results'.D3];['HDD Raw Results'.D16];['HDD Raw Results'.D29];['HDD Raw Results'.D42];['HDD Raw Results'.D55])" office:value-type="float" office:value="1.552795">
            <text:p>1.552795</text:p>
          </table:table-cell>
          <table:table-cell table:formula="of:=MEDIAN(['HDD Raw Results'.E3];['HDD Raw Results'.E16];['HDD Raw Results'.E29];['HDD Raw Results'.E42];['HDD Raw Results'.E55])" office:value-type="float" office:value="34.72222">
            <text:p>34.7222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MEDIAN(['HDD Raw Results'.B4];['HDD Raw Results'.B17];['HDD Raw Results'.B30];['HDD Raw Results'.B43];['HDD Raw Results'.B56])" office:value-type="float" office:value="1871">
            <text:p>1871</text:p>
          </table:table-cell>
          <table:table-cell table:formula="of:=MEDIAN(['HDD Raw Results'.C4];['HDD Raw Results'.C17];['HDD Raw Results'.C30];['HDD Raw Results'.C43];['HDD Raw Results'.C56])" office:value-type="float" office:value="139">
            <text:p>139</text:p>
          </table:table-cell>
          <table:table-cell table:formula="of:=MEDIAN(['HDD Raw Results'.D4];['HDD Raw Results'.D17];['HDD Raw Results'.D30];['HDD Raw Results'.D43];['HDD Raw Results'.D56])" office:value-type="float" office:value="2.6723678">
            <text:p>2.6723678</text:p>
          </table:table-cell>
          <table:table-cell table:formula="of:=MEDIAN(['HDD Raw Results'.E4];['HDD Raw Results'.E17];['HDD Raw Results'.E30];['HDD Raw Results'.E43];['HDD Raw Results'.E56])" office:value-type="float" office:value="35.971222">
            <text:p>35.971222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MEDIAN(['HDD Raw Results'.B5];['HDD Raw Results'.B18];['HDD Raw Results'.B31];['HDD Raw Results'.B44];['HDD Raw Results'.B57])" office:value-type="float" office:value="2067">
            <text:p>2067</text:p>
          </table:table-cell>
          <table:table-cell table:formula="of:=MEDIAN(['HDD Raw Results'.C5];['HDD Raw Results'.C18];['HDD Raw Results'.C31];['HDD Raw Results'.C44];['HDD Raw Results'.C57])" office:value-type="float" office:value="195">
            <text:p>195</text:p>
          </table:table-cell>
          <table:table-cell table:formula="of:=MEDIAN(['HDD Raw Results'.D5];['HDD Raw Results'.D18];['HDD Raw Results'.D31];['HDD Raw Results'.D44];['HDD Raw Results'.D57])" office:value-type="float" office:value="3.628447">
            <text:p>3.628447</text:p>
          </table:table-cell>
          <table:table-cell table:formula="of:=MEDIAN(['HDD Raw Results'.E5];['HDD Raw Results'.E18];['HDD Raw Results'.E31];['HDD Raw Results'.E44];['HDD Raw Results'.E57])" office:value-type="float" office:value="38.46154">
            <text:p>38.4615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MEDIAN(['HDD Raw Results'.B6];['HDD Raw Results'.B19];['HDD Raw Results'.B32];['HDD Raw Results'.B45];['HDD Raw Results'.B58])" office:value-type="float" office:value="5348">
            <text:p>5348</text:p>
          </table:table-cell>
          <table:table-cell table:formula="of:=MEDIAN(['HDD Raw Results'.C6];['HDD Raw Results'.C19];['HDD Raw Results'.C32];['HDD Raw Results'.C45];['HDD Raw Results'.C58])" office:value-type="float" office:value="275">
            <text:p>275</text:p>
          </table:table-cell>
          <table:table-cell table:formula="of:=MEDIAN(['HDD Raw Results'.D6];['HDD Raw Results'.D19];['HDD Raw Results'.D32];['HDD Raw Results'.D45];['HDD Raw Results'.D58])" office:value-type="float" office:value="1.8698579">
            <text:p>1.8698579</text:p>
          </table:table-cell>
          <table:table-cell table:formula="of:=MEDIAN(['HDD Raw Results'.E6];['HDD Raw Results'.E19];['HDD Raw Results'.E32];['HDD Raw Results'.E45];['HDD Raw Results'.E58])" office:value-type="float" office:value="36.363636">
            <text:p>36.363636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table:formula="of:=MEDIAN(['HDD Raw Results'.B7];['HDD Raw Results'.B20];['HDD Raw Results'.B33];['HDD Raw Results'.B46];['HDD Raw Results'.B59])" office:value-type="float" office:value="7306">
            <text:p>7306</text:p>
          </table:table-cell>
          <table:table-cell table:formula="of:=MEDIAN(['HDD Raw Results'.C7];['HDD Raw Results'.C20];['HDD Raw Results'.C33];['HDD Raw Results'.C46];['HDD Raw Results'.C59])" office:value-type="float" office:value="352">
            <text:p>352</text:p>
          </table:table-cell>
          <table:table-cell table:formula="of:=MEDIAN(['HDD Raw Results'.D7];['HDD Raw Results'.D20];['HDD Raw Results'.D33];['HDD Raw Results'.D46];['HDD Raw Results'.D59])" office:value-type="float" office:value="1.7109225">
            <text:p>1.7109225</text:p>
          </table:table-cell>
          <table:table-cell table:formula="of:=MEDIAN(['HDD Raw Results'.E7];['HDD Raw Results'.E20];['HDD Raw Results'.E33];['HDD Raw Results'.E46];['HDD Raw Results'.E59])" office:value-type="float" office:value="35.511364">
            <text:p>35.511364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table:formula="of:=MEDIAN(['HDD Raw Results'.B8];['HDD Raw Results'.B21];['HDD Raw Results'.B34];['HDD Raw Results'.B47];['HDD Raw Results'.B60])" office:value-type="float" office:value="7075">
            <text:p>7075</text:p>
          </table:table-cell>
          <table:table-cell table:formula="of:=MEDIAN(['HDD Raw Results'.C8];['HDD Raw Results'.C21];['HDD Raw Results'.C34];['HDD Raw Results'.C47];['HDD Raw Results'.C60])" office:value-type="float" office:value="400">
            <text:p>400</text:p>
          </table:table-cell>
          <table:table-cell table:formula="of:=MEDIAN(['HDD Raw Results'.D8];['HDD Raw Results'.D21];['HDD Raw Results'.D34];['HDD Raw Results'.D47];['HDD Raw Results'.D60])" office:value-type="float" office:value="2.1201413">
            <text:p>2.1201413</text:p>
          </table:table-cell>
          <table:table-cell table:formula="of:=MEDIAN(['HDD Raw Results'.E8];['HDD Raw Results'.E21];['HDD Raw Results'.E34];['HDD Raw Results'.E47];['HDD Raw Results'.E60])" office:value-type="float" office:value="37.5">
            <text:p>37.5</text:p>
          </table:table-cell>
        </table:table-row>
        <table:table-row table:style-name="ro1">
          <table:table-cell office:value-type="float" office:value="17500">
            <text:p>17500</text:p>
          </table:table-cell>
          <table:table-cell table:formula="of:=MEDIAN(['HDD Raw Results'.B9];['HDD Raw Results'.B22];['HDD Raw Results'.B35];['HDD Raw Results'.B48];['HDD Raw Results'.B61])" office:value-type="float" office:value="16506">
            <text:p>16506</text:p>
          </table:table-cell>
          <table:table-cell table:formula="of:=MEDIAN(['HDD Raw Results'.C9];['HDD Raw Results'.C22];['HDD Raw Results'.C35];['HDD Raw Results'.C48];['HDD Raw Results'.C61])" office:value-type="float" office:value="476">
            <text:p>476</text:p>
          </table:table-cell>
          <table:table-cell table:formula="of:=MEDIAN(['HDD Raw Results'.D9];['HDD Raw Results'.D22];['HDD Raw Results'.D35];['HDD Raw Results'.D48];['HDD Raw Results'.D61])" office:value-type="float" office:value="1.0602205">
            <text:p>1.0602205</text:p>
          </table:table-cell>
          <table:table-cell table:formula="of:=MEDIAN(['HDD Raw Results'.E9];['HDD Raw Results'.E22];['HDD Raw Results'.E35];['HDD Raw Results'.E48];['HDD Raw Results'.E61])" office:value-type="float" office:value="36.764706">
            <text:p>36.764706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formula="of:=MEDIAN(['HDD Raw Results'.B10];['HDD Raw Results'.B23];['HDD Raw Results'.B36];['HDD Raw Results'.B49];['HDD Raw Results'.B62])" office:value-type="float" office:value="7995">
            <text:p>7995</text:p>
          </table:table-cell>
          <table:table-cell table:formula="of:=MEDIAN(['HDD Raw Results'.C10];['HDD Raw Results'.C23];['HDD Raw Results'.C36];['HDD Raw Results'.C49];['HDD Raw Results'.C62])" office:value-type="float" office:value="578">
            <text:p>578</text:p>
          </table:table-cell>
          <table:table-cell table:formula="of:=MEDIAN(['HDD Raw Results'.D10];['HDD Raw Results'.D23];['HDD Raw Results'.D36];['HDD Raw Results'.D49];['HDD Raw Results'.D62])" office:value-type="float" office:value="2.5015635">
            <text:p>2.5015635</text:p>
          </table:table-cell>
          <table:table-cell table:formula="of:=MEDIAN(['HDD Raw Results'.E10];['HDD Raw Results'.E23];['HDD Raw Results'.E36];['HDD Raw Results'.E49];['HDD Raw Results'.E62])" office:value-type="float" office:value="34.602077">
            <text:p>34.602077</text:p>
          </table:table-cell>
        </table:table-row>
        <table:table-row table:style-name="ro1">
          <table:table-cell office:value-type="float" office:value="22500">
            <text:p>22500</text:p>
          </table:table-cell>
          <table:table-cell table:formula="of:=MEDIAN(['HDD Raw Results'.B11];['HDD Raw Results'.B24];['HDD Raw Results'.B37];['HDD Raw Results'.B50];['HDD Raw Results'.B63])" office:value-type="float" office:value="13265">
            <text:p>13265</text:p>
          </table:table-cell>
          <table:table-cell table:formula="of:=MEDIAN(['HDD Raw Results'.C11];['HDD Raw Results'.C24];['HDD Raw Results'.C37];['HDD Raw Results'.C50];['HDD Raw Results'.C63])" office:value-type="float" office:value="641">
            <text:p>641</text:p>
          </table:table-cell>
          <table:table-cell table:formula="of:=MEDIAN(['HDD Raw Results'.D11];['HDD Raw Results'.D24];['HDD Raw Results'.D37];['HDD Raw Results'.D50];['HDD Raw Results'.D63])" office:value-type="float" office:value="1.696193">
            <text:p>1.696193</text:p>
          </table:table-cell>
          <table:table-cell table:formula="of:=MEDIAN(['HDD Raw Results'.E11];['HDD Raw Results'.E24];['HDD Raw Results'.E37];['HDD Raw Results'.E50];['HDD Raw Results'.E63])" office:value-type="float" office:value="35.101402">
            <text:p>35.101402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table:formula="of:=MEDIAN(['HDD Raw Results'.B12];['HDD Raw Results'.B25];['HDD Raw Results'.B38];['HDD Raw Results'.B51];['HDD Raw Results'.B64])" office:value-type="float" office:value="26696">
            <text:p>26696</text:p>
          </table:table-cell>
          <table:table-cell table:formula="of:=MEDIAN(['HDD Raw Results'.C12];['HDD Raw Results'.C25];['HDD Raw Results'.C38];['HDD Raw Results'.C51];['HDD Raw Results'.C64])" office:value-type="float" office:value="720">
            <text:p>720</text:p>
          </table:table-cell>
          <table:table-cell table:formula="of:=MEDIAN(['HDD Raw Results'.D12];['HDD Raw Results'.D25];['HDD Raw Results'.D38];['HDD Raw Results'.D51];['HDD Raw Results'.D64])" office:value-type="float" office:value="0.9364699">
            <text:p>0.9364699</text:p>
          </table:table-cell>
          <table:table-cell table:formula="of:=MEDIAN(['HDD Raw Results'.E12];['HDD Raw Results'.E25];['HDD Raw Results'.E38];['HDD Raw Results'.E51];['HDD Raw Results'.E64])" office:value-type="float" office:value="34.72222">
            <text:p>34.72222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>
            <text:p>SSD</text:p>
          </table:table-cell>
          <table:table-cell table:number-columns-repeated="4"/>
        </table:table-row>
        <table:table-row table:style-name="ro1">
          <table:table-cell table:style-name="ce1" office:value-type="string">
            <text:p>Objects Inserted/Removed</text:p>
          </table:table-cell>
          <table:table-cell table:style-name="ce1" office:value-type="string">
            <text:p>median insert time (ms)</text:p>
          </table:table-cell>
          <table:table-cell table:style-name="ce1" office:value-type="string">
            <text:p>median remove time (ms)</text:p>
          </table:table-cell>
          <table:table-cell table:style-name="ce1" office:value-type="string">
            <text:p>median insert per ms</text:p>
          </table:table-cell>
          <table:table-cell table:style-name="ce1" office:value-type="string">
            <text:p>median remove per ms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MEDIAN(['SDD Raw Results'.B3];['SDD Raw Results'.B16];['SDD Raw Results'.B29];['SDD Raw Results'.B42];['SDD Raw Results'.B55])" office:value-type="float" office:value="1024">
            <text:p>1024</text:p>
          </table:table-cell>
          <table:table-cell table:formula="of:=MEDIAN(['SDD Raw Results'.C3];['SDD Raw Results'.C16];['SDD Raw Results'.C29];['SDD Raw Results'.C42];['SDD Raw Results'.C55])" office:value-type="float" office:value="74">
            <text:p>74</text:p>
          </table:table-cell>
          <table:table-cell table:formula="of:=MEDIAN(['SDD Raw Results'.D3];['SDD Raw Results'.D16];['SDD Raw Results'.D29];['SDD Raw Results'.D42];['SDD Raw Results'.D55])" office:value-type="float" office:value="2.4414062">
            <text:p>2.4414062</text:p>
          </table:table-cell>
          <table:table-cell table:formula="of:=MEDIAN(['SDD Raw Results'.E3];['SDD Raw Results'.E16];['SDD Raw Results'.E29];['SDD Raw Results'.E42];['SDD Raw Results'.E55])" office:value-type="float" office:value="33.783783">
            <text:p>33.78378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MEDIAN(['SDD Raw Results'.B4];['SDD Raw Results'.B17];['SDD Raw Results'.B30];['SDD Raw Results'.B43];['SDD Raw Results'.B56])" office:value-type="float" office:value="1119">
            <text:p>1119</text:p>
          </table:table-cell>
          <table:table-cell table:formula="of:=MEDIAN(['SDD Raw Results'.C4];['SDD Raw Results'.C17];['SDD Raw Results'.C30];['SDD Raw Results'.C43];['SDD Raw Results'.C56])" office:value-type="float" office:value="141">
            <text:p>141</text:p>
          </table:table-cell>
          <table:table-cell table:formula="of:=MEDIAN(['SDD Raw Results'.D4];['SDD Raw Results'.D17];['SDD Raw Results'.D30];['SDD Raw Results'.D43];['SDD Raw Results'.D56])" office:value-type="float" office:value="4.468275">
            <text:p>4.468275</text:p>
          </table:table-cell>
          <table:table-cell table:formula="of:=MEDIAN(['SDD Raw Results'.E4];['SDD Raw Results'.E17];['SDD Raw Results'.E30];['SDD Raw Results'.E43];['SDD Raw Results'.E56])" office:value-type="float" office:value="35.460995">
            <text:p>35.460995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MEDIAN(['SDD Raw Results'.B5];['SDD Raw Results'.B18];['SDD Raw Results'.B31];['SDD Raw Results'.B44];['SDD Raw Results'.B57])" office:value-type="float" office:value="1762">
            <text:p>1762</text:p>
          </table:table-cell>
          <table:table-cell table:formula="of:=MEDIAN(['SDD Raw Results'.C5];['SDD Raw Results'.C18];['SDD Raw Results'.C31];['SDD Raw Results'.C44];['SDD Raw Results'.C57])" office:value-type="float" office:value="204">
            <text:p>204</text:p>
          </table:table-cell>
          <table:table-cell table:formula="of:=MEDIAN(['SDD Raw Results'.D5];['SDD Raw Results'.D18];['SDD Raw Results'.D31];['SDD Raw Results'.D44];['SDD Raw Results'.D57])" office:value-type="float" office:value="4.2565265">
            <text:p>4.2565265</text:p>
          </table:table-cell>
          <table:table-cell table:formula="of:=MEDIAN(['SDD Raw Results'.E5];['SDD Raw Results'.E18];['SDD Raw Results'.E31];['SDD Raw Results'.E44];['SDD Raw Results'.E57])" office:value-type="float" office:value="36.764706">
            <text:p>36.76470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MEDIAN(['SDD Raw Results'.B6];['SDD Raw Results'.B19];['SDD Raw Results'.B32];['SDD Raw Results'.B45];['SDD Raw Results'.B58])" office:value-type="float" office:value="2309">
            <text:p>2309</text:p>
          </table:table-cell>
          <table:table-cell table:formula="of:=MEDIAN(['SDD Raw Results'.C6];['SDD Raw Results'.C19];['SDD Raw Results'.C32];['SDD Raw Results'.C45];['SDD Raw Results'.C58])" office:value-type="float" office:value="277">
            <text:p>277</text:p>
          </table:table-cell>
          <table:table-cell table:formula="of:=MEDIAN(['SDD Raw Results'.D6];['SDD Raw Results'.D19];['SDD Raw Results'.D32];['SDD Raw Results'.D45];['SDD Raw Results'.D58])" office:value-type="float" office:value="4.330879">
            <text:p>4.330879</text:p>
          </table:table-cell>
          <table:table-cell table:formula="of:=MEDIAN(['SDD Raw Results'.E6];['SDD Raw Results'.E19];['SDD Raw Results'.E32];['SDD Raw Results'.E45];['SDD Raw Results'.E58])" office:value-type="float" office:value="36.10108">
            <text:p>36.10108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table:formula="of:=MEDIAN(['SDD Raw Results'.B7];['SDD Raw Results'.B20];['SDD Raw Results'.B33];['SDD Raw Results'.B46];['SDD Raw Results'.B59])" office:value-type="float" office:value="2960">
            <text:p>2960</text:p>
          </table:table-cell>
          <table:table-cell table:formula="of:=MEDIAN(['SDD Raw Results'.C7];['SDD Raw Results'.C20];['SDD Raw Results'.C33];['SDD Raw Results'.C46];['SDD Raw Results'.C59])" office:value-type="float" office:value="346">
            <text:p>346</text:p>
          </table:table-cell>
          <table:table-cell table:formula="of:=MEDIAN(['SDD Raw Results'.D7];['SDD Raw Results'.D20];['SDD Raw Results'.D33];['SDD Raw Results'.D46];['SDD Raw Results'.D59])" office:value-type="float" office:value="4.222973">
            <text:p>4.222973</text:p>
          </table:table-cell>
          <table:table-cell table:formula="of:=MEDIAN(['SDD Raw Results'.E7];['SDD Raw Results'.E20];['SDD Raw Results'.E33];['SDD Raw Results'.E46];['SDD Raw Results'.E59])" office:value-type="float" office:value="36.127167">
            <text:p>36.127167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table:formula="of:=MEDIAN(['SDD Raw Results'.B8];['SDD Raw Results'.B21];['SDD Raw Results'.B34];['SDD Raw Results'.B47];['SDD Raw Results'.B60])" office:value-type="float" office:value="3734">
            <text:p>3734</text:p>
          </table:table-cell>
          <table:table-cell table:formula="of:=MEDIAN(['SDD Raw Results'.C8];['SDD Raw Results'.C21];['SDD Raw Results'.C34];['SDD Raw Results'.C47];['SDD Raw Results'.C60])" office:value-type="float" office:value="419">
            <text:p>419</text:p>
          </table:table-cell>
          <table:table-cell table:formula="of:=MEDIAN(['SDD Raw Results'.D8];['SDD Raw Results'.D21];['SDD Raw Results'.D34];['SDD Raw Results'.D47];['SDD Raw Results'.D60])" office:value-type="float" office:value="4.01714">
            <text:p>4.01714</text:p>
          </table:table-cell>
          <table:table-cell table:formula="of:=MEDIAN(['SDD Raw Results'.E8];['SDD Raw Results'.E21];['SDD Raw Results'.E34];['SDD Raw Results'.E47];['SDD Raw Results'.E60])" office:value-type="float" office:value="35.799522">
            <text:p>35.799522</text:p>
          </table:table-cell>
        </table:table-row>
        <table:table-row table:style-name="ro1">
          <table:table-cell office:value-type="float" office:value="17500">
            <text:p>17500</text:p>
          </table:table-cell>
          <table:table-cell table:formula="of:=MEDIAN(['SDD Raw Results'.B9];['SDD Raw Results'.B22];['SDD Raw Results'.B35];['SDD Raw Results'.B48];['SDD Raw Results'.B61])" office:value-type="float" office:value="4169">
            <text:p>4169</text:p>
          </table:table-cell>
          <table:table-cell table:formula="of:=MEDIAN(['SDD Raw Results'.C9];['SDD Raw Results'.C22];['SDD Raw Results'.C35];['SDD Raw Results'.C48];['SDD Raw Results'.C61])" office:value-type="float" office:value="480">
            <text:p>480</text:p>
          </table:table-cell>
          <table:table-cell table:formula="of:=MEDIAN(['SDD Raw Results'.D9];['SDD Raw Results'.D22];['SDD Raw Results'.D35];['SDD Raw Results'.D48];['SDD Raw Results'.D61])" office:value-type="float" office:value="4.1976495">
            <text:p>4.1976495</text:p>
          </table:table-cell>
          <table:table-cell table:formula="of:=MEDIAN(['SDD Raw Results'.E9];['SDD Raw Results'.E22];['SDD Raw Results'.E35];['SDD Raw Results'.E48];['SDD Raw Results'.E61])" office:value-type="float" office:value="36.458332">
            <text:p>36.458332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formula="of:=MEDIAN(['SDD Raw Results'.B10];['SDD Raw Results'.B23];['SDD Raw Results'.B36];['SDD Raw Results'.B49];['SDD Raw Results'.B62])" office:value-type="float" office:value="5675">
            <text:p>5675</text:p>
          </table:table-cell>
          <table:table-cell table:formula="of:=MEDIAN(['SDD Raw Results'.C10];['SDD Raw Results'.C23];['SDD Raw Results'.C36];['SDD Raw Results'.C49];['SDD Raw Results'.C62])" office:value-type="float" office:value="558">
            <text:p>558</text:p>
          </table:table-cell>
          <table:table-cell table:formula="of:=MEDIAN(['SDD Raw Results'.D10];['SDD Raw Results'.D23];['SDD Raw Results'.D36];['SDD Raw Results'.D49];['SDD Raw Results'.D62])" office:value-type="float" office:value="3.524229">
            <text:p>3.524229</text:p>
          </table:table-cell>
          <table:table-cell table:formula="of:=MEDIAN(['SDD Raw Results'.E10];['SDD Raw Results'.E23];['SDD Raw Results'.E36];['SDD Raw Results'.E49];['SDD Raw Results'.E62])" office:value-type="float" office:value="35.842293">
            <text:p>35.842293</text:p>
          </table:table-cell>
        </table:table-row>
        <table:table-row table:style-name="ro1">
          <table:table-cell office:value-type="float" office:value="22500">
            <text:p>22500</text:p>
          </table:table-cell>
          <table:table-cell table:formula="of:=MEDIAN(['SDD Raw Results'.B11];['SDD Raw Results'.B24];['SDD Raw Results'.B37];['SDD Raw Results'.B50];['SDD Raw Results'.B63])" office:value-type="float" office:value="5624">
            <text:p>5624</text:p>
          </table:table-cell>
          <table:table-cell table:formula="of:=MEDIAN(['SDD Raw Results'.C11];['SDD Raw Results'.C24];['SDD Raw Results'.C37];['SDD Raw Results'.C50];['SDD Raw Results'.C63])" office:value-type="float" office:value="609">
            <text:p>609</text:p>
          </table:table-cell>
          <table:table-cell table:formula="of:=MEDIAN(['SDD Raw Results'.D11];['SDD Raw Results'.D24];['SDD Raw Results'.D37];['SDD Raw Results'.D50];['SDD Raw Results'.D63])" office:value-type="float" office:value="4.0007114">
            <text:p>4.0007114</text:p>
          </table:table-cell>
          <table:table-cell table:formula="of:=MEDIAN(['SDD Raw Results'.E11];['SDD Raw Results'.E24];['SDD Raw Results'.E37];['SDD Raw Results'.E50];['SDD Raw Results'.E63])" office:value-type="float" office:value="36.945812">
            <text:p>36.945812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table:formula="of:=MEDIAN(['SDD Raw Results'.B12];['SDD Raw Results'.B25];['SDD Raw Results'.B38];['SDD Raw Results'.B51];['SDD Raw Results'.B64])" office:value-type="float" office:value="5950">
            <text:p>5950</text:p>
          </table:table-cell>
          <table:table-cell table:formula="of:=MEDIAN(['SDD Raw Results'.C12];['SDD Raw Results'.C25];['SDD Raw Results'.C38];['SDD Raw Results'.C51];['SDD Raw Results'.C64])" office:value-type="float" office:value="673">
            <text:p>673</text:p>
          </table:table-cell>
          <table:table-cell table:formula="of:=MEDIAN(['SDD Raw Results'.D12];['SDD Raw Results'.D25];['SDD Raw Results'.D38];['SDD Raw Results'.D51];['SDD Raw Results'.D64])" office:value-type="float" office:value="4.2016807">
            <text:p>4.2016807</text:p>
          </table:table-cell>
          <table:table-cell table:formula="of:=MEDIAN(['SDD Raw Results'.E12];['SDD Raw Results'.E25];['SDD Raw Results'.E38];['SDD Raw Results'.E51];['SDD Raw Results'.E64])" office:value-type="float" office:value="37.147102">
            <text:p>37.147102</text:p>
          </table:table-cell>
        </table:table-row>
        <table:table-row table:style-name="ro2" table:number-rows-repeated="29">
          <table:table-cell table:number-columns-repeated="5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1:37:51</meta:creation-date>
    <dc:date>2012-10-31T13:51:37</dc:date>
    <meta:editing-duration>PT2H10M26S</meta:editing-duration>
    <meta:editing-cycles>2</meta:editing-cycles>
    <meta:generator>LibreOffice/3.5$Linux_X86_64 LibreOffice_project/350m1$Build-2</meta:generator>
    <meta:document-statistic meta:table-count="3" meta:cell-count="67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11cm" svg:height="9.814cm" xlink:href=".." xlink:type="simple" chart:class="chart:bar" chart:style-name="ch1">
        <chart:title svg:x="5.226cm" svg:y="0.332cm" chart:style-name="ch2">
          <text:p>HDD Insert Test (Raw Results)</text:p>
        </chart:title>
        <chart:legend chart:legend-position="end" svg:x="15.156cm" svg:y="3.612cm" style:legend-expansion="high" chart:style-name="ch3"/>
        <chart:plot-area chart:style-name="ch4" table:cell-range-address="'HDD Raw Results'.A1:'HDD Raw Results'.A2 'HDD Raw Results'.A16:'HDD Raw Results'.B25 'HDD Raw Results'.B3:'HDD Raw Results'.B12 'HDD Raw Results'.A14:'HDD Raw Results'.A14 'HDD Raw Results'.A27:'HDD Raw Results'.A27 'HDD Raw Results'.B29:'HDD Raw Results'.B38 'HDD Raw Results'.A40:'HDD Raw Results'.A40 'HDD Raw Results'.B42:'HDD Raw Results'.B51 'HDD Raw Results'.A53:'HDD Raw Results'.A53 'HDD Raw Results'.B55:'HDD Raw Results'.B64" chart:data-source-has-labels="both" svg:x="0.79cm" svg:y="1.005cm" svg:width="13.53cm" svg:height="8.15cm">
          <chartooo:coordinate-region svg:x="1.967cm" svg:y="1.204cm" svg:width="12.353cm" svg:height="7.304cm"/>
          <chart:axis chart:dimension="x" chart:name="primary-x" chart:style-name="ch5" chartooo:axis-type="auto">
            <chartooo:date-scale/>
            <chart:title svg:x="5.857cm" svg:y="9.254cm" chart:style-name="ch6">
              <text:p>Tweet Objects Inserted</text:p>
            </chart:title>
            <chart:categories table:cell-range-address="'HDD Raw Results'.A16:'HDD Raw Results'.A25"/>
          </chart:axis>
          <chart:axis chart:dimension="y" chart:name="primary-y" chart:style-name="ch7">
            <chart:title svg:x="0cm" svg:y="6.288cm" chart:style-name="ch8">
              <text:p>Insert Time (ms)</text:p>
            </chart:title>
          </chart:axis>
          <chart:series chart:style-name="ch9" chart:values-cell-range-address="'HDD Raw Results'.B3:'HDD Raw Results'.B12" chart:label-cell-address="'HDD Raw Results'.A1:'HDD Raw Results'.A1" chart:class="chart:bar">
            <chart:data-point chart:repeated="10"/>
          </chart:series>
          <chart:series chart:style-name="ch10" chart:values-cell-range-address="'HDD Raw Results'.B16:'HDD Raw Results'.B25" chart:label-cell-address="'HDD Raw Results'.A14:'HDD Raw Results'.A14" chart:class="chart:bar">
            <chart:data-point chart:repeated="10"/>
          </chart:series>
          <chart:series chart:style-name="ch11" chart:values-cell-range-address="'HDD Raw Results'.B29:'HDD Raw Results'.B38" chart:label-cell-address="'HDD Raw Results'.A27:'HDD Raw Results'.A27" chart:class="chart:bar">
            <chart:data-point chart:repeated="10"/>
          </chart:series>
          <chart:series chart:style-name="ch12" chart:values-cell-range-address="'HDD Raw Results'.B42:'HDD Raw Results'.B51" chart:label-cell-address="'HDD Raw Results'.A40:'HDD Raw Results'.A40" chart:class="chart:bar">
            <chart:data-point chart:repeated="10"/>
          </chart:series>
          <chart:series chart:style-name="ch13" chart:values-cell-range-address="'HDD Raw Results'.B55:'HDD Raw Results'.B64" chart:label-cell-address="'HDD Raw Results'.A53:'HDD Raw Results'.A5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HDD Raw Results'.A1:'HDD Raw Results'.A1</svg:desc>
                </draw:g>
              </table:table-cell>
              <table:table-cell office:value-type="string">
                <text:p>Run 2</text:p>
                <draw:g>
                  <svg:desc>'HDD Raw Results'.A14:'HDD Raw Results'.A14</svg:desc>
                </draw:g>
              </table:table-cell>
              <table:table-cell office:value-type="string">
                <text:p>Run 3</text:p>
                <draw:g>
                  <svg:desc>'HDD Raw Results'.A27:'HDD Raw Results'.A27</svg:desc>
                </draw:g>
              </table:table-cell>
              <table:table-cell office:value-type="string">
                <text:p>Run 4</text:p>
                <draw:g>
                  <svg:desc>'HDD Raw Results'.A40:'HDD Raw Results'.A40</svg:desc>
                </draw:g>
              </table:table-cell>
              <table:table-cell office:value-type="string">
                <text:p>Run 5</text:p>
                <draw:g>
                  <svg:desc>'HDD Raw Results'.A53:'HDD Raw Results'.A53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HDD Raw Results'.A16:'HDD Raw Results'.A25</svg:desc>
                </draw:g>
              </table:table-cell>
              <table:table-cell office:value-type="float" office:value="1610">
                <text:p>1610</text:p>
                <draw:g>
                  <svg:desc>'HDD Raw Results'.B3:'HDD Raw Results'.B12</svg:desc>
                </draw:g>
              </table:table-cell>
              <table:table-cell office:value-type="float" office:value="533">
                <text:p>533</text:p>
                <draw:g>
                  <svg:desc>'HDD Raw Results'.B16:'HDD Raw Results'.B25</svg:desc>
                </draw:g>
              </table:table-cell>
              <table:table-cell office:value-type="float" office:value="1303">
                <text:p>1303</text:p>
                <draw:g>
                  <svg:desc>'HDD Raw Results'.B29:'HDD Raw Results'.B38</svg:desc>
                </draw:g>
              </table:table-cell>
              <table:table-cell office:value-type="float" office:value="29989">
                <text:p>29989</text:p>
                <draw:g>
                  <svg:desc>'HDD Raw Results'.B42:'HDD Raw Results'.B51</svg:desc>
                </draw:g>
              </table:table-cell>
              <table:table-cell office:value-type="float" office:value="10668">
                <text:p>10668</text:p>
                <draw:g>
                  <svg:desc>'HDD Raw Results'.B55:'HDD Raw Results'.B64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92">
                <text:p>1492</text:p>
              </table:table-cell>
              <table:table-cell office:value-type="float" office:value="1586">
                <text:p>1586</text:p>
              </table:table-cell>
              <table:table-cell office:value-type="float" office:value="2272">
                <text:p>2272</text:p>
              </table:table-cell>
              <table:table-cell office:value-type="float" office:value="1871">
                <text:p>1871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654">
                <text:p>1654</text:p>
              </table:table-cell>
              <table:table-cell office:value-type="float" office:value="1754">
                <text:p>1754</text:p>
              </table:table-cell>
              <table:table-cell office:value-type="float" office:value="6550">
                <text:p>6550</text:p>
              </table:table-cell>
              <table:table-cell office:value-type="float" office:value="2067">
                <text:p>2067</text:p>
              </table:table-cell>
              <table:table-cell office:value-type="float" office:value="12894">
                <text:p>1289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34">
                <text:p>2934</text:p>
              </table:table-cell>
              <table:table-cell office:value-type="float" office:value="8051">
                <text:p>8051</text:p>
              </table:table-cell>
              <table:table-cell office:value-type="float" office:value="5348">
                <text:p>5348</text:p>
              </table:table-cell>
              <table:table-cell office:value-type="float" office:value="4724">
                <text:p>4724</text:p>
              </table:table-cell>
              <table:table-cell office:value-type="float" office:value="25716">
                <text:p>2571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663">
                <text:p>3663</text:p>
              </table:table-cell>
              <table:table-cell office:value-type="float" office:value="7306">
                <text:p>7306</text:p>
              </table:table-cell>
              <table:table-cell office:value-type="float" office:value="35036">
                <text:p>35036</text:p>
              </table:table-cell>
              <table:table-cell office:value-type="float" office:value="10039">
                <text:p>10039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027">
                <text:p>4027</text:p>
              </table:table-cell>
              <table:table-cell office:value-type="float" office:value="14105">
                <text:p>14105</text:p>
              </table:table-cell>
              <table:table-cell office:value-type="float" office:value="7075">
                <text:p>7075</text:p>
              </table:table-cell>
              <table:table-cell office:value-type="float" office:value="32588">
                <text:p>32588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4872">
                <text:p>4872</text:p>
              </table:table-cell>
              <table:table-cell office:value-type="float" office:value="38553">
                <text:p>38553</text:p>
              </table:table-cell>
              <table:table-cell office:value-type="float" office:value="18188">
                <text:p>18188</text:p>
              </table:table-cell>
              <table:table-cell office:value-type="float" office:value="16506">
                <text:p>16506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401">
                <text:p>6401</text:p>
              </table:table-cell>
              <table:table-cell office:value-type="float" office:value="13679">
                <text:p>13679</text:p>
              </table:table-cell>
              <table:table-cell office:value-type="float" office:value="30264">
                <text:p>30264</text:p>
              </table:table-cell>
              <table:table-cell office:value-type="float" office:value="5858">
                <text:p>5858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4190">
                <text:p>24190</text:p>
              </table:table-cell>
              <table:table-cell office:value-type="float" office:value="17782">
                <text:p>17782</text:p>
              </table:table-cell>
              <table:table-cell office:value-type="float" office:value="6420">
                <text:p>6420</text:p>
              </table:table-cell>
              <table:table-cell office:value-type="float" office:value="13265">
                <text:p>13265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6665">
                <text:p>6665</text:p>
              </table:table-cell>
              <table:table-cell office:value-type="float" office:value="26696">
                <text:p>26696</text:p>
              </table:table-cell>
              <table:table-cell office:value-type="float" office:value="17800">
                <text:p>17800</text:p>
              </table:table-cell>
              <table:table-cell office:value-type="float" office:value="34096">
                <text:p>34096</text:p>
              </table:table-cell>
              <table:table-cell office:value-type="float" office:value="52340">
                <text:p>52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9.351cm" xlink:href=".." xlink:type="simple" chart:class="chart:bar" chart:style-name="ch1">
        <chart:title svg:x="4.636cm" svg:y="0.323cm" chart:style-name="ch2">
          <text:p>SSD Remove All Test (Raw Results)</text:p>
        </chart:title>
        <chart:legend chart:legend-position="end" svg:x="15.059cm" svg:y="3.38cm" style:legend-expansion="high" chart:style-name="ch3"/>
        <chart:plot-area chart:style-name="ch4" table:cell-range-address="'SDD Raw Results'.A3:'SDD Raw Results'.A12 'SDD Raw Results'.A1:'SDD Raw Results'.A1 'SDD Raw Results'.C3:'SDD Raw Results'.C12 'SDD Raw Results'.A14:'SDD Raw Results'.A14 'SDD Raw Results'.C16:'SDD Raw Results'.C25 'SDD Raw Results'.A27:'SDD Raw Results'.A27 'SDD Raw Results'.C29:'SDD Raw Results'.C38 'SDD Raw Results'.A40:'SDD Raw Results'.A40 'SDD Raw Results'.C42:'SDD Raw Results'.C51 'SDD Raw Results'.A53:'SDD Raw Results'.A53 'SDD Raw Results'.C55:'SDD Raw Results'.C64" chart:data-source-has-labels="both" svg:x="1.345cm" svg:y="1.663cm" svg:width="13.046cm" svg:height="6.52cm">
          <chartooo:coordinate-region svg:x="2.152cm" svg:y="1.862cm" svg:width="12.239cm" svg:height="5.674cm"/>
          <chart:axis chart:dimension="x" chart:name="primary-x" chart:style-name="ch5" chartooo:axis-type="auto">
            <chartooo:date-scale/>
            <chart:title svg:x="6.051cm" svg:y="8.37cm" chart:style-name="ch6">
              <text:p>Tweet Objects Removed</text:p>
            </chart:title>
            <chart:categories table:cell-range-address="'SDD Raw Results'.A3:'SDD Raw Results'.A12"/>
          </chart:axis>
          <chart:axis chart:dimension="y" chart:name="primary-y" chart:style-name="ch7">
            <chart:title svg:x="0.451cm" svg:y="6.343cm" chart:style-name="ch8">
              <text:p>Remove Time (ms)</text:p>
            </chart:title>
          </chart:axis>
          <chart:series chart:style-name="ch9" chart:values-cell-range-address="'SDD Raw Results'.C3:'SDD Raw Results'.C12" chart:label-cell-address="'SDD Raw Results'.A1:'SDD Raw Results'.A1" chart:class="chart:bar">
            <chart:data-point chart:repeated="10"/>
          </chart:series>
          <chart:series chart:style-name="ch10" chart:values-cell-range-address="'SDD Raw Results'.C16:'SDD Raw Results'.C25" chart:label-cell-address="'SDD Raw Results'.A14:'SDD Raw Results'.A14" chart:class="chart:bar">
            <chart:data-point chart:repeated="10"/>
          </chart:series>
          <chart:series chart:style-name="ch11" chart:values-cell-range-address="'SDD Raw Results'.C29:'SDD Raw Results'.C38" chart:label-cell-address="'SDD Raw Results'.A27:'SDD Raw Results'.A27" chart:class="chart:bar">
            <chart:data-point chart:repeated="10"/>
          </chart:series>
          <chart:series chart:style-name="ch12" chart:values-cell-range-address="'SDD Raw Results'.C42:'SDD Raw Results'.C51" chart:label-cell-address="'SDD Raw Results'.A40:'SDD Raw Results'.A40" chart:class="chart:bar">
            <chart:data-point chart:repeated="10"/>
          </chart:series>
          <chart:series chart:style-name="ch13" chart:values-cell-range-address="'SDD Raw Results'.C55:'SDD Raw Results'.C64" chart:label-cell-address="'SDD Raw Results'.A53:'SDD Raw Results'.A5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SDD Raw Results'.A1:'SDD Raw Results'.A1</svg:desc>
                </draw:g>
              </table:table-cell>
              <table:table-cell office:value-type="string">
                <text:p>Run 2</text:p>
                <draw:g>
                  <svg:desc>'SDD Raw Results'.A14:'SDD Raw Results'.A14</svg:desc>
                </draw:g>
              </table:table-cell>
              <table:table-cell office:value-type="string">
                <text:p>Run 3</text:p>
                <draw:g>
                  <svg:desc>'SDD Raw Results'.A27:'SDD Raw Results'.A27</svg:desc>
                </draw:g>
              </table:table-cell>
              <table:table-cell office:value-type="string">
                <text:p>Run 4</text:p>
                <draw:g>
                  <svg:desc>'SDD Raw Results'.A40:'SDD Raw Results'.A40</svg:desc>
                </draw:g>
              </table:table-cell>
              <table:table-cell office:value-type="string">
                <text:p>Run 5</text:p>
                <draw:g>
                  <svg:desc>'SDD Raw Results'.A53:'SDD Raw Results'.A53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SDD Raw Results'.A3:'SDD Raw Results'.A12</svg:desc>
                </draw:g>
              </table:table-cell>
              <table:table-cell office:value-type="float" office:value="231">
                <text:p>231</text:p>
                <draw:g>
                  <svg:desc>'SDD Raw Results'.C3:'SDD Raw Results'.C12</svg:desc>
                </draw:g>
              </table:table-cell>
              <table:table-cell office:value-type="float" office:value="74">
                <text:p>74</text:p>
                <draw:g>
                  <svg:desc>'SDD Raw Results'.C16:'SDD Raw Results'.C25</svg:desc>
                </draw:g>
              </table:table-cell>
              <table:table-cell office:value-type="float" office:value="75">
                <text:p>75</text:p>
                <draw:g>
                  <svg:desc>'SDD Raw Results'.C29:'SDD Raw Results'.C38</svg:desc>
                </draw:g>
              </table:table-cell>
              <table:table-cell office:value-type="float" office:value="69">
                <text:p>69</text:p>
                <draw:g>
                  <svg:desc>'SDD Raw Results'.C42:'SDD Raw Results'.C51</svg:desc>
                </draw:g>
              </table:table-cell>
              <table:table-cell office:value-type="float" office:value="70">
                <text:p>70</text:p>
                <draw:g>
                  <svg:desc>'SDD Raw Results'.C55:'SDD Raw Results'.C64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9">
                <text:p>239</text:p>
              </table:table-cell>
              <table:table-cell office:value-type="float" office:value="137">
                <text:p>137</text:p>
              </table:table-cell>
              <table:table-cell office:value-type="float" office:value="145">
                <text:p>145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49">
                <text:p>249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69">
                <text:p>269</text:p>
              </table:table-cell>
              <table:table-cell office:value-type="float" office:value="277">
                <text:p>277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31">
                <text:p>331</text:p>
              </table:table-cell>
              <table:table-cell office:value-type="float" office:value="348">
                <text:p>348</text:p>
              </table:table-cell>
              <table:table-cell office:value-type="float" office:value="355">
                <text:p>355</text:p>
              </table:table-cell>
              <table:table-cell office:value-type="float" office:value="343">
                <text:p>34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07">
                <text:p>407</text:p>
              </table:table-cell>
              <table:table-cell office:value-type="float" office:value="450">
                <text:p>450</text:p>
              </table:table-cell>
              <table:table-cell office:value-type="float" office:value="419">
                <text:p>419</text:p>
              </table:table-cell>
              <table:table-cell office:value-type="float" office:value="410">
                <text:p>41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470">
                <text:p>470</text:p>
              </table:table-cell>
              <table:table-cell office:value-type="float" office:value="480">
                <text:p>480</text:p>
              </table:table-cell>
              <table:table-cell office:value-type="float" office:value="499">
                <text:p>499</text:p>
              </table:table-cell>
              <table:table-cell office:value-type="float" office:value="480">
                <text:p>48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36">
                <text:p>536</text:p>
              </table:table-cell>
              <table:table-cell office:value-type="float" office:value="558">
                <text:p>558</text:p>
              </table:table-cell>
              <table:table-cell office:value-type="float" office:value="566">
                <text:p>566</text:p>
              </table:table-cell>
              <table:table-cell office:value-type="float" office:value="541">
                <text:p>54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602">
                <text:p>602</text:p>
              </table:table-cell>
              <table:table-cell office:value-type="float" office:value="609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604">
                <text:p>60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669">
                <text:p>669</text:p>
              </table:table-cell>
              <table:table-cell office:value-type="float" office:value="675">
                <text:p>675</text:p>
              </table:table-cell>
              <table:table-cell office:value-type="float" office:value="673">
                <text:p>673</text:p>
              </table:table-cell>
              <table:table-cell office:value-type="float" office:value="670">
                <text:p>670</text:p>
              </table:table-cell>
              <table:table-cell office:value-type="float" office:value="685">
                <text:p>6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9.351cm" xlink:href=".." xlink:type="simple" chart:class="chart:bar" chart:style-name="ch1">
        <chart:title svg:x="4.834cm" svg:y="0.323cm" chart:style-name="ch2">
          <text:p>SSD Inserts per ms (Raw Results)</text:p>
        </chart:title>
        <chart:legend chart:legend-position="end" svg:x="15.059cm" svg:y="3.38cm" style:legend-expansion="high" chart:style-name="ch3"/>
        <chart:plot-area chart:style-name="ch4" table:cell-range-address="'SDD Raw Results'.A3:'SDD Raw Results'.A12 'SDD Raw Results'.A1:'SDD Raw Results'.A1 'SDD Raw Results'.D3:'SDD Raw Results'.D12 'SDD Raw Results'.A14:'SDD Raw Results'.A14 'SDD Raw Results'.D16:'SDD Raw Results'.D25 'SDD Raw Results'.A27:'SDD Raw Results'.A27 'SDD Raw Results'.D29:'SDD Raw Results'.D38 'SDD Raw Results'.A40:'SDD Raw Results'.A40 'SDD Raw Results'.D42:'SDD Raw Results'.D51 'SDD Raw Results'.A53:'SDD Raw Results'.A53 'SDD Raw Results'.D55:'SDD Raw Results'.D64" chart:data-source-has-labels="both" svg:x="1.345cm" svg:y="1.663cm" svg:width="13.046cm" svg:height="6.52cm">
          <chartooo:coordinate-region svg:x="2.072cm" svg:y="1.862cm" svg:width="12.319cm" svg:height="5.674cm"/>
          <chart:axis chart:dimension="x" chart:name="primary-x" chart:style-name="ch5" chartooo:axis-type="auto">
            <chartooo:date-scale/>
            <chart:title svg:x="6.17cm" svg:y="8.37cm" chart:style-name="ch6">
              <text:p>Tweet Objects Inserted</text:p>
            </chart:title>
            <chart:categories table:cell-range-address="'SDD Raw Results'.A3:'SDD Raw Results'.A12"/>
          </chart:axis>
          <chart:axis chart:dimension="y" chart:name="primary-y" chart:style-name="ch7">
            <chart:title svg:x="0.451cm" svg:y="5.986cm" chart:style-name="ch8">
              <text:p>Inserts per ms</text:p>
            </chart:title>
          </chart:axis>
          <chart:series chart:style-name="ch9" chart:values-cell-range-address="'SDD Raw Results'.D3:'SDD Raw Results'.D12" chart:label-cell-address="'SDD Raw Results'.A1:'SDD Raw Results'.A1" chart:class="chart:bar">
            <chart:data-point chart:repeated="10"/>
          </chart:series>
          <chart:series chart:style-name="ch10" chart:values-cell-range-address="'SDD Raw Results'.D16:'SDD Raw Results'.D25" chart:label-cell-address="'SDD Raw Results'.A14:'SDD Raw Results'.A14" chart:class="chart:bar">
            <chart:data-point chart:repeated="10"/>
          </chart:series>
          <chart:series chart:style-name="ch11" chart:values-cell-range-address="'SDD Raw Results'.D29:'SDD Raw Results'.D38" chart:label-cell-address="'SDD Raw Results'.A27:'SDD Raw Results'.A27" chart:class="chart:bar">
            <chart:data-point chart:repeated="10"/>
          </chart:series>
          <chart:series chart:style-name="ch12" chart:values-cell-range-address="'SDD Raw Results'.D42:'SDD Raw Results'.D51" chart:label-cell-address="'SDD Raw Results'.A40:'SDD Raw Results'.A40" chart:class="chart:bar">
            <chart:data-point chart:repeated="10"/>
          </chart:series>
          <chart:series chart:style-name="ch13" chart:values-cell-range-address="'SDD Raw Results'.D55:'SDD Raw Results'.D64" chart:label-cell-address="'SDD Raw Results'.A53:'SDD Raw Results'.A5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SDD Raw Results'.A1:'SDD Raw Results'.A1</svg:desc>
                </draw:g>
              </table:table-cell>
              <table:table-cell office:value-type="string">
                <text:p>Run 2</text:p>
                <draw:g>
                  <svg:desc>'SDD Raw Results'.A14:'SDD Raw Results'.A14</svg:desc>
                </draw:g>
              </table:table-cell>
              <table:table-cell office:value-type="string">
                <text:p>Run 3</text:p>
                <draw:g>
                  <svg:desc>'SDD Raw Results'.A27:'SDD Raw Results'.A27</svg:desc>
                </draw:g>
              </table:table-cell>
              <table:table-cell office:value-type="string">
                <text:p>Run 4</text:p>
                <draw:g>
                  <svg:desc>'SDD Raw Results'.A40:'SDD Raw Results'.A40</svg:desc>
                </draw:g>
              </table:table-cell>
              <table:table-cell office:value-type="string">
                <text:p>Run 5</text:p>
                <draw:g>
                  <svg:desc>'SDD Raw Results'.A53:'SDD Raw Results'.A53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SDD Raw Results'.A3:'SDD Raw Results'.A12</svg:desc>
                </draw:g>
              </table:table-cell>
              <table:table-cell office:value-type="float" office:value="1.6350555">
                <text:p>1.6350555</text:p>
                <draw:g>
                  <svg:desc>'SDD Raw Results'.D3:'SDD Raw Results'.D12</svg:desc>
                </draw:g>
              </table:table-cell>
              <table:table-cell office:value-type="float" office:value="2.87687">
                <text:p>2.87687</text:p>
                <draw:g>
                  <svg:desc>'SDD Raw Results'.D16:'SDD Raw Results'.D25</svg:desc>
                </draw:g>
              </table:table-cell>
              <table:table-cell office:value-type="float" office:value="1.4943216">
                <text:p>1.4943216</text:p>
                <draw:g>
                  <svg:desc>'SDD Raw Results'.D29:'SDD Raw Results'.D38</svg:desc>
                </draw:g>
              </table:table-cell>
              <table:table-cell office:value-type="float" office:value="2.6041667">
                <text:p>2.6041667</text:p>
                <draw:g>
                  <svg:desc>'SDD Raw Results'.D42:'SDD Raw Results'.D51</svg:desc>
                </draw:g>
              </table:table-cell>
              <table:table-cell office:value-type="float" office:value="2.4414062">
                <text:p>2.4414062</text:p>
                <draw:g>
                  <svg:desc>'SDD Raw Results'.D55:'SDD Raw Results'.D64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4270048">
                <text:p>3.4270048</text:p>
              </table:table-cell>
              <table:table-cell office:value-type="float" office:value="4.2480884">
                <text:p>4.2480884</text:p>
              </table:table-cell>
              <table:table-cell office:value-type="float" office:value="4.468275">
                <text:p>4.468275</text:p>
              </table:table-cell>
              <table:table-cell office:value-type="float" office:value="4.5829515">
                <text:p>4.5829515</text:p>
              </table:table-cell>
              <table:table-cell office:value-type="float" office:value="4.638219">
                <text:p>4.63821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.2565265">
                <text:p>4.2565265</text:p>
              </table:table-cell>
              <table:table-cell office:value-type="float" office:value="4.2832665">
                <text:p>4.2832665</text:p>
              </table:table-cell>
              <table:table-cell office:value-type="float" office:value="2.7402265">
                <text:p>2.7402265</text:p>
              </table:table-cell>
              <table:table-cell office:value-type="float" office:value="2.010185">
                <text:p>2.010185</text:p>
              </table:table-cell>
              <table:table-cell office:value-type="float" office:value="4.623921">
                <text:p>4.6239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330879">
                <text:p>4.330879</text:p>
              </table:table-cell>
              <table:table-cell office:value-type="float" office:value="4.194631">
                <text:p>4.194631</text:p>
              </table:table-cell>
              <table:table-cell office:value-type="float" office:value="3.8284838">
                <text:p>3.8284838</text:p>
              </table:table-cell>
              <table:table-cell office:value-type="float" office:value="4.3917437">
                <text:p>4.3917437</text:p>
              </table:table-cell>
              <table:table-cell office:value-type="float" office:value="4.482295">
                <text:p>4.482295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4.115904">
                <text:p>4.115904</text:p>
              </table:table-cell>
              <table:table-cell office:value-type="float" office:value="4.222973">
                <text:p>4.222973</text:p>
              </table:table-cell>
              <table:table-cell office:value-type="float" office:value="3.779861">
                <text:p>3.779861</text:p>
              </table:table-cell>
              <table:table-cell office:value-type="float" office:value="4.251701">
                <text:p>4.251701</text:p>
              </table:table-cell>
              <table:table-cell office:value-type="float" office:value="4.4326243">
                <text:p>4.432624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">
                <text:p>4</text:p>
              </table:table-cell>
              <table:table-cell office:value-type="float" office:value="4.01714">
                <text:p>4.01714</text:p>
              </table:table-cell>
              <table:table-cell office:value-type="float" office:value="3.4482758">
                <text:p>3.4482758</text:p>
              </table:table-cell>
              <table:table-cell office:value-type="float" office:value="4.2625747">
                <text:p>4.2625747</text:p>
              </table:table-cell>
              <table:table-cell office:value-type="float" office:value="4.289391">
                <text:p>4.289391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4.0045767">
                <text:p>4.0045767</text:p>
              </table:table-cell>
              <table:table-cell office:value-type="float" office:value="4.1976495">
                <text:p>4.1976495</text:p>
              </table:table-cell>
              <table:table-cell office:value-type="float" office:value="4.0546803">
                <text:p>4.0546803</text:p>
              </table:table-cell>
              <table:table-cell office:value-type="float" office:value="4.215852">
                <text:p>4.215852</text:p>
              </table:table-cell>
              <table:table-cell office:value-type="float" office:value="4.2620554">
                <text:p>4.262055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524229">
                <text:p>3.524229</text:p>
              </table:table-cell>
              <table:table-cell office:value-type="float" office:value="3.8865137">
                <text:p>3.8865137</text:p>
              </table:table-cell>
              <table:table-cell office:value-type="float" office:value="4.2363906">
                <text:p>4.2363906</text:p>
              </table:table-cell>
              <table:table-cell office:value-type="float" office:value="3.3288949">
                <text:p>3.3288949</text:p>
              </table:table-cell>
              <table:table-cell office:value-type="float" office:value="3.1070375">
                <text:p>3.107037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4.0007114">
                <text:p>4.0007114</text:p>
              </table:table-cell>
              <table:table-cell office:value-type="float" office:value="3.1228313">
                <text:p>3.1228313</text:p>
              </table:table-cell>
              <table:table-cell office:value-type="float" office:value="4.2686396">
                <text:p>4.2686396</text:p>
              </table:table-cell>
              <table:table-cell office:value-type="float" office:value="3.669276">
                <text:p>3.669276</text:p>
              </table:table-cell>
              <table:table-cell office:value-type="float" office:value="4.2032504">
                <text:p>4.203250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1407034">
                <text:p>3.1407034</text:p>
              </table:table-cell>
              <table:table-cell office:value-type="float" office:value="4.2123">
                <text:p>4.2123</text:p>
              </table:table-cell>
              <table:table-cell office:value-type="float" office:value="4.2052145">
                <text:p>4.2052145</text:p>
              </table:table-cell>
              <table:table-cell office:value-type="float" office:value="4.030308">
                <text:p>4.030308</text:p>
              </table:table-cell>
              <table:table-cell office:value-type="float" office:value="4.2016807">
                <text:p>4.20168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9.352cm" xlink:href=".." xlink:type="simple" chart:class="chart:bar" chart:style-name="ch1">
        <chart:title svg:x="4.702cm" svg:y="0.323cm" chart:style-name="ch2">
          <text:p>SSD Remove per ms (Raw Results)</text:p>
        </chart:title>
        <chart:legend chart:legend-position="end" svg:x="15.059cm" svg:y="3.381cm" style:legend-expansion="high" chart:style-name="ch3"/>
        <chart:plot-area chart:style-name="ch4" table:cell-range-address="'SDD Raw Results'.A3:'SDD Raw Results'.A12 'SDD Raw Results'.A1:'SDD Raw Results'.A1 'SDD Raw Results'.E3:'SDD Raw Results'.E12 'SDD Raw Results'.A14:'SDD Raw Results'.A14 'SDD Raw Results'.E16:'SDD Raw Results'.E25 'SDD Raw Results'.A27:'SDD Raw Results'.A27 'SDD Raw Results'.E29:'SDD Raw Results'.E38 'SDD Raw Results'.A40:'SDD Raw Results'.A40 'SDD Raw Results'.E42:'SDD Raw Results'.E51 'SDD Raw Results'.A53:'SDD Raw Results'.A53 'SDD Raw Results'.E55:'SDD Raw Results'.E64" chart:data-source-has-labels="both" svg:x="1.345cm" svg:y="1.663cm" svg:width="13.046cm" svg:height="6.521cm">
          <chartooo:coordinate-region svg:x="1.966cm" svg:y="1.862cm" svg:width="12.425cm" svg:height="5.675cm"/>
          <chart:axis chart:dimension="x" chart:name="primary-x" chart:style-name="ch5" chartooo:axis-type="auto">
            <chartooo:date-scale/>
            <chart:title svg:x="6.051cm" svg:y="8.371cm" chart:style-name="ch6">
              <text:p>Tweet Objects Removed</text:p>
            </chart:title>
            <chart:categories table:cell-range-address="'SDD Raw Results'.A3:'SDD Raw Results'.A12"/>
          </chart:axis>
          <chart:axis chart:dimension="y" chart:name="primary-y" chart:style-name="ch7">
            <chart:title svg:x="0.451cm" svg:y="6.197cm" chart:style-name="ch8">
              <text:p>Removes per ms</text:p>
            </chart:title>
          </chart:axis>
          <chart:series chart:style-name="ch9" chart:values-cell-range-address="'SDD Raw Results'.E3:'SDD Raw Results'.E12" chart:label-cell-address="'SDD Raw Results'.A1:'SDD Raw Results'.A1" chart:class="chart:bar">
            <chart:data-point chart:repeated="10"/>
          </chart:series>
          <chart:series chart:style-name="ch10" chart:values-cell-range-address="'SDD Raw Results'.E16:'SDD Raw Results'.E25" chart:label-cell-address="'SDD Raw Results'.A14:'SDD Raw Results'.A14" chart:class="chart:bar">
            <chart:data-point chart:repeated="10"/>
          </chart:series>
          <chart:series chart:style-name="ch11" chart:values-cell-range-address="'SDD Raw Results'.E29:'SDD Raw Results'.E38" chart:label-cell-address="'SDD Raw Results'.A27:'SDD Raw Results'.A27" chart:class="chart:bar">
            <chart:data-point chart:repeated="10"/>
          </chart:series>
          <chart:series chart:style-name="ch12" chart:values-cell-range-address="'SDD Raw Results'.E42:'SDD Raw Results'.E51" chart:label-cell-address="'SDD Raw Results'.A40:'SDD Raw Results'.A40" chart:class="chart:bar">
            <chart:data-point chart:repeated="10"/>
          </chart:series>
          <chart:series chart:style-name="ch13" chart:values-cell-range-address="'SDD Raw Results'.E55:'SDD Raw Results'.E64" chart:label-cell-address="'SDD Raw Results'.A53:'SDD Raw Results'.A5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SDD Raw Results'.A1:'SDD Raw Results'.A1</svg:desc>
                </draw:g>
              </table:table-cell>
              <table:table-cell office:value-type="string">
                <text:p>Run 2</text:p>
                <draw:g>
                  <svg:desc>'SDD Raw Results'.A14:'SDD Raw Results'.A14</svg:desc>
                </draw:g>
              </table:table-cell>
              <table:table-cell office:value-type="string">
                <text:p>Run 3</text:p>
                <draw:g>
                  <svg:desc>'SDD Raw Results'.A27:'SDD Raw Results'.A27</svg:desc>
                </draw:g>
              </table:table-cell>
              <table:table-cell office:value-type="string">
                <text:p>Run 4</text:p>
                <draw:g>
                  <svg:desc>'SDD Raw Results'.A40:'SDD Raw Results'.A40</svg:desc>
                </draw:g>
              </table:table-cell>
              <table:table-cell office:value-type="string">
                <text:p>Run 5</text:p>
                <draw:g>
                  <svg:desc>'SDD Raw Results'.A53:'SDD Raw Results'.A53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SDD Raw Results'.A3:'SDD Raw Results'.A12</svg:desc>
                </draw:g>
              </table:table-cell>
              <table:table-cell office:value-type="float" office:value="10.822511">
                <text:p>10.822511</text:p>
                <draw:g>
                  <svg:desc>'SDD Raw Results'.E3:'SDD Raw Results'.E12</svg:desc>
                </draw:g>
              </table:table-cell>
              <table:table-cell office:value-type="float" office:value="33.783783">
                <text:p>33.783783</text:p>
                <draw:g>
                  <svg:desc>'SDD Raw Results'.E16:'SDD Raw Results'.E25</svg:desc>
                </draw:g>
              </table:table-cell>
              <table:table-cell office:value-type="float" office:value="33.333332">
                <text:p>33.333332</text:p>
                <draw:g>
                  <svg:desc>'SDD Raw Results'.E29:'SDD Raw Results'.E38</svg:desc>
                </draw:g>
              </table:table-cell>
              <table:table-cell office:value-type="float" office:value="36.231884">
                <text:p>36.231884</text:p>
                <draw:g>
                  <svg:desc>'SDD Raw Results'.E42:'SDD Raw Results'.E51</svg:desc>
                </draw:g>
              </table:table-cell>
              <table:table-cell office:value-type="float" office:value="35.714287">
                <text:p>35.714287</text:p>
                <draw:g>
                  <svg:desc>'SDD Raw Results'.E55:'SDD Raw Results'.E64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.920502">
                <text:p>20.920502</text:p>
              </table:table-cell>
              <table:table-cell office:value-type="float" office:value="36.49635">
                <text:p>36.49635</text:p>
              </table:table-cell>
              <table:table-cell office:value-type="float" office:value="34.482758">
                <text:p>34.482758</text:p>
              </table:table-cell>
              <table:table-cell office:value-type="float" office:value="36.49635">
                <text:p>36.49635</text:p>
              </table:table-cell>
              <table:table-cell office:value-type="float" office:value="35.460995">
                <text:p>35.46099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0.120481">
                <text:p>30.120481</text:p>
              </table:table-cell>
              <table:table-cell office:value-type="float" office:value="36.945812">
                <text:p>36.945812</text:p>
              </table:table-cell>
              <table:table-cell office:value-type="float" office:value="36.764706">
                <text:p>36.764706</text:p>
              </table:table-cell>
              <table:table-cell office:value-type="float" office:value="35.885166">
                <text:p>35.885166</text:p>
              </table:table-cell>
              <table:table-cell office:value-type="float" office:value="36.764706">
                <text:p>36.7647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7.17472">
                <text:p>37.17472</text:p>
              </table:table-cell>
              <table:table-cell office:value-type="float" office:value="36.10108">
                <text:p>36.10108</text:p>
              </table:table-cell>
              <table:table-cell office:value-type="float" office:value="35.33569">
                <text:p>35.33569</text:p>
              </table:table-cell>
              <table:table-cell office:value-type="float" office:value="35.971222">
                <text:p>35.971222</text:p>
              </table:table-cell>
              <table:table-cell office:value-type="float" office:value="36.10108">
                <text:p>36.10108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7.76435">
                <text:p>37.76435</text:p>
              </table:table-cell>
              <table:table-cell office:value-type="float" office:value="35.91954">
                <text:p>35.91954</text:p>
              </table:table-cell>
              <table:table-cell office:value-type="float" office:value="35.21127">
                <text:p>35.21127</text:p>
              </table:table-cell>
              <table:table-cell office:value-type="float" office:value="36.44315">
                <text:p>36.44315</text:p>
              </table:table-cell>
              <table:table-cell office:value-type="float" office:value="36.127167">
                <text:p>36.12716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6.855038">
                <text:p>36.855038</text:p>
              </table:table-cell>
              <table:table-cell office:value-type="float" office:value="33.333332">
                <text:p>33.333332</text:p>
              </table:table-cell>
              <table:table-cell office:value-type="float" office:value="35.799522">
                <text:p>35.799522</text:p>
              </table:table-cell>
              <table:table-cell office:value-type="float" office:value="36.585365">
                <text:p>36.585365</text:p>
              </table:table-cell>
              <table:table-cell office:value-type="float" office:value="31.779661">
                <text:p>31.779661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7.234043">
                <text:p>37.234043</text:p>
              </table:table-cell>
              <table:table-cell office:value-type="float" office:value="36.458332">
                <text:p>36.458332</text:p>
              </table:table-cell>
              <table:table-cell office:value-type="float" office:value="35.07014">
                <text:p>35.07014</text:p>
              </table:table-cell>
              <table:table-cell office:value-type="float" office:value="36.458332">
                <text:p>36.458332</text:p>
              </table:table-cell>
              <table:table-cell office:value-type="float" office:value="36.307053">
                <text:p>36.30705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7.313435">
                <text:p>37.313435</text:p>
              </table:table-cell>
              <table:table-cell office:value-type="float" office:value="35.842293">
                <text:p>35.842293</text:p>
              </table:table-cell>
              <table:table-cell office:value-type="float" office:value="35.33569">
                <text:p>35.33569</text:p>
              </table:table-cell>
              <table:table-cell office:value-type="float" office:value="36.96858">
                <text:p>36.96858</text:p>
              </table:table-cell>
              <table:table-cell office:value-type="float" office:value="35.460995">
                <text:p>35.46099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7.375416">
                <text:p>37.375416</text:p>
              </table:table-cell>
              <table:table-cell office:value-type="float" office:value="36.945812">
                <text:p>36.945812</text:p>
              </table:table-cell>
              <table:table-cell office:value-type="float" office:value="36.945812">
                <text:p>36.945812</text:p>
              </table:table-cell>
              <table:table-cell office:value-type="float" office:value="37.251656">
                <text:p>37.251656</text:p>
              </table:table-cell>
              <table:table-cell office:value-type="float" office:value="36.64495">
                <text:p>36.6449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7.36921">
                <text:p>37.36921</text:p>
              </table:table-cell>
              <table:table-cell office:value-type="float" office:value="37.037037">
                <text:p>37.037037</text:p>
              </table:table-cell>
              <table:table-cell office:value-type="float" office:value="37.147102">
                <text:p>37.147102</text:p>
              </table:table-cell>
              <table:table-cell office:value-type="float" office:value="37.313435">
                <text:p>37.313435</text:p>
              </table:table-cell>
              <table:table-cell office:value-type="float" office:value="36.49635">
                <text:p>36.496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95cm" svg:height="10.114cm" xlink:href=".." xlink:type="simple" chart:class="chart:bar" chart:style-name="ch1">
        <chart:title svg:x="4.299cm" svg:y="0.338cm" chart:style-name="ch2">
          <text:p>HDD Remove All Test (Raw Results)</text:p>
        </chart:title>
        <chart:legend chart:legend-position="end" svg:x="14.44cm" svg:y="3.762cm" style:legend-expansion="high" chart:style-name="ch3"/>
        <chart:plot-area chart:style-name="ch4" table:cell-range-address="'HDD Raw Results'.A3:'HDD Raw Results'.A12 'HDD Raw Results'.A1:'HDD Raw Results'.A1 'HDD Raw Results'.C3:'HDD Raw Results'.C12 'HDD Raw Results'.A14:'HDD Raw Results'.A14 'HDD Raw Results'.C16:'HDD Raw Results'.C25 'HDD Raw Results'.A27:'HDD Raw Results'.A27 'HDD Raw Results'.C29:'HDD Raw Results'.C38 'HDD Raw Results'.A40:'HDD Raw Results'.A40 'HDD Raw Results'.C42:'HDD Raw Results'.C51 'HDD Raw Results'.A53:'HDD Raw Results'.A53 'HDD Raw Results'.C55:'HDD Raw Results'.C64" chart:data-source-has-labels="both" svg:x="1.332cm" svg:y="1.723cm" svg:width="12.466cm" svg:height="7.208cm">
          <chartooo:coordinate-region svg:x="2.324cm" svg:y="1.922cm" svg:width="11.474cm" svg:height="6.362cm"/>
          <chart:axis chart:dimension="x" chart:name="primary-x" chart:style-name="ch5" chartooo:axis-type="auto">
            <chartooo:date-scale/>
            <chart:title svg:x="5.748cm" svg:y="9.133cm" chart:style-name="ch6">
              <text:p>Tweet Objects Removed</text:p>
            </chart:title>
            <chart:categories table:cell-range-address="'HDD Raw Results'.A3:'HDD Raw Results'.A12"/>
          </chart:axis>
          <chart:axis chart:dimension="y" chart:name="primary-y" chart:style-name="ch7">
            <chart:title svg:x="0.451cm" svg:y="6.747cm" chart:style-name="ch8">
              <text:p>Remove Time (ms)</text:p>
            </chart:title>
          </chart:axis>
          <chart:series chart:style-name="ch9" chart:values-cell-range-address="'HDD Raw Results'.C3:'HDD Raw Results'.C12" chart:label-cell-address="'HDD Raw Results'.A1:'HDD Raw Results'.A1" chart:class="chart:bar">
            <chart:data-point chart:repeated="10"/>
          </chart:series>
          <chart:series chart:style-name="ch10" chart:values-cell-range-address="'HDD Raw Results'.C16:'HDD Raw Results'.C25" chart:label-cell-address="'HDD Raw Results'.A14:'HDD Raw Results'.A14" chart:class="chart:bar">
            <chart:data-point chart:repeated="10"/>
          </chart:series>
          <chart:series chart:style-name="ch11" chart:values-cell-range-address="'HDD Raw Results'.C29:'HDD Raw Results'.C38" chart:label-cell-address="'HDD Raw Results'.A27:'HDD Raw Results'.A27" chart:class="chart:bar">
            <chart:data-point chart:repeated="10"/>
          </chart:series>
          <chart:series chart:style-name="ch12" chart:values-cell-range-address="'HDD Raw Results'.C42:'HDD Raw Results'.C51" chart:label-cell-address="'HDD Raw Results'.A40:'HDD Raw Results'.A40" chart:class="chart:bar">
            <chart:data-point chart:repeated="10"/>
          </chart:series>
          <chart:series chart:style-name="ch13" chart:values-cell-range-address="'HDD Raw Results'.C55:'HDD Raw Results'.C64" chart:label-cell-address="'HDD Raw Results'.A53:'HDD Raw Results'.A5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HDD Raw Results'.A1:'HDD Raw Results'.A1</svg:desc>
                </draw:g>
              </table:table-cell>
              <table:table-cell office:value-type="string">
                <text:p>Run 2</text:p>
                <draw:g>
                  <svg:desc>'HDD Raw Results'.A14:'HDD Raw Results'.A14</svg:desc>
                </draw:g>
              </table:table-cell>
              <table:table-cell office:value-type="string">
                <text:p>Run 3</text:p>
                <draw:g>
                  <svg:desc>'HDD Raw Results'.A27:'HDD Raw Results'.A27</svg:desc>
                </draw:g>
              </table:table-cell>
              <table:table-cell office:value-type="string">
                <text:p>Run 4</text:p>
                <draw:g>
                  <svg:desc>'HDD Raw Results'.A40:'HDD Raw Results'.A40</svg:desc>
                </draw:g>
              </table:table-cell>
              <table:table-cell office:value-type="string">
                <text:p>Run 5</text:p>
                <draw:g>
                  <svg:desc>'HDD Raw Results'.A53:'HDD Raw Results'.A53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HDD Raw Results'.A3:'HDD Raw Results'.A12</svg:desc>
                </draw:g>
              </table:table-cell>
              <table:table-cell office:value-type="float" office:value="230">
                <text:p>230</text:p>
                <draw:g>
                  <svg:desc>'HDD Raw Results'.C3:'HDD Raw Results'.C12</svg:desc>
                </draw:g>
              </table:table-cell>
              <table:table-cell office:value-type="float" office:value="72">
                <text:p>72</text:p>
                <draw:g>
                  <svg:desc>'HDD Raw Results'.C16:'HDD Raw Results'.C25</svg:desc>
                </draw:g>
              </table:table-cell>
              <table:table-cell office:value-type="float" office:value="64">
                <text:p>64</text:p>
                <draw:g>
                  <svg:desc>'HDD Raw Results'.C29:'HDD Raw Results'.C38</svg:desc>
                </draw:g>
              </table:table-cell>
              <table:table-cell office:value-type="float" office:value="78">
                <text:p>78</text:p>
                <draw:g>
                  <svg:desc>'HDD Raw Results'.C42:'HDD Raw Results'.C51</svg:desc>
                </draw:g>
              </table:table-cell>
              <table:table-cell office:value-type="float" office:value="72">
                <text:p>72</text:p>
                <draw:g>
                  <svg:desc>'HDD Raw Results'.C55:'HDD Raw Results'.C64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8">
                <text:p>238</text:p>
              </table:table-cell>
              <table:table-cell office:value-type="float" office:value="145">
                <text:p>145</text:p>
              </table:table-cell>
              <table:table-cell office:value-type="float" office:value="129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27">
                <text:p>227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63">
                <text:p>263</text:p>
              </table:table-cell>
              <table:table-cell office:value-type="float" office:value="277">
                <text:p>27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52">
                <text:p>352</text:p>
              </table:table-cell>
              <table:table-cell office:value-type="float" office:value="390">
                <text:p>390</text:p>
              </table:table-cell>
              <table:table-cell office:value-type="float" office:value="322">
                <text:p>322</text:p>
              </table:table-cell>
              <table:table-cell office:value-type="float" office:value="1497">
                <text:p>149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38">
                <text:p>438</text:p>
              </table:table-cell>
              <table:table-cell office:value-type="float" office:value="398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394">
                <text:p>39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502">
                <text:p>502</text:p>
              </table:table-cell>
              <table:table-cell office:value-type="float" office:value="476">
                <text:p>476</text:p>
              </table:table-cell>
              <table:table-cell office:value-type="float" office:value="455">
                <text:p>455</text:p>
              </table:table-cell>
              <table:table-cell office:value-type="float" office:value="484">
                <text:p>48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78">
                <text:p>578</text:p>
              </table:table-cell>
              <table:table-cell office:value-type="float" office:value="595">
                <text:p>595</text:p>
              </table:table-cell>
              <table:table-cell office:value-type="float" office:value="551">
                <text:p>551</text:p>
              </table:table-cell>
              <table:table-cell office:value-type="float" office:value="631">
                <text:p>63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737">
                <text:p>737</text:p>
              </table:table-cell>
              <table:table-cell office:value-type="float" office:value="1141">
                <text:p>1141</text:p>
              </table:table-cell>
              <table:table-cell office:value-type="float" office:value="641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720">
                <text:p>720</text:p>
              </table:table-cell>
              <table:table-cell office:value-type="float" office:value="677">
                <text:p>677</text:p>
              </table:table-cell>
              <table:table-cell office:value-type="float" office:value="924">
                <text:p>924</text:p>
              </table:table-cell>
              <table:table-cell office:value-type="float" office:value="670">
                <text:p>670</text:p>
              </table:table-cell>
              <table:table-cell office:value-type="float" office:value="806">
                <text:p>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9.892cm" xlink:href=".." xlink:type="simple" chart:class="chart:bar" chart:style-name="ch1">
        <chart:title svg:x="4.808cm" svg:y="0.333cm" chart:style-name="ch2">
          <text:p>HDD Inserts per ms (Raw Results)</text:p>
        </chart:title>
        <chart:legend chart:legend-position="end" svg:x="15.059cm" svg:y="3.651cm" style:legend-expansion="high" chart:style-name="ch3"/>
        <chart:plot-area chart:style-name="ch4" table:cell-range-address="'HDD Raw Results'.A1:'HDD Raw Results'.A12 'HDD Raw Results'.D3:'HDD Raw Results'.D12 'HDD Raw Results'.A14:'HDD Raw Results'.A14 'HDD Raw Results'.D16:'HDD Raw Results'.D25 'HDD Raw Results'.A27:'HDD Raw Results'.A27 'HDD Raw Results'.D29:'HDD Raw Results'.D38 'HDD Raw Results'.A40:'HDD Raw Results'.A40 'HDD Raw Results'.D42:'HDD Raw Results'.D51 'HDD Raw Results'.A53:'HDD Raw Results'.A53 'HDD Raw Results'.D55:'HDD Raw Results'.D64" chart:data-source-has-labels="both" svg:x="1.345cm" svg:y="1.703cm" svg:width="13.046cm" svg:height="7.011cm">
          <chartooo:coordinate-region svg:x="2.072cm" svg:y="1.902cm" svg:width="12.319cm" svg:height="6.165cm"/>
          <chart:axis chart:dimension="x" chart:name="primary-x" chart:style-name="ch5" chartooo:axis-type="auto">
            <chartooo:date-scale/>
            <chart:title svg:x="6.17cm" svg:y="8.911cm" chart:style-name="ch6">
              <text:p>Tweet Objects Inserted</text:p>
            </chart:title>
            <chart:categories table:cell-range-address="'HDD Raw Results'.A3:'HDD Raw Results'.A12"/>
          </chart:axis>
          <chart:axis chart:dimension="y" chart:name="primary-y" chart:style-name="ch7">
            <chart:title svg:x="0.451cm" svg:y="6.271cm" chart:style-name="ch8">
              <text:p>Inserts per ms</text:p>
            </chart:title>
          </chart:axis>
          <chart:series chart:style-name="ch9" chart:values-cell-range-address="'HDD Raw Results'.D3:'HDD Raw Results'.D12" chart:label-cell-address="'HDD Raw Results'.A1:'HDD Raw Results'.A1" chart:class="chart:bar">
            <chart:data-point chart:repeated="10"/>
          </chart:series>
          <chart:series chart:style-name="ch10" chart:values-cell-range-address="'HDD Raw Results'.D16:'HDD Raw Results'.D25" chart:label-cell-address="'HDD Raw Results'.A14:'HDD Raw Results'.A14" chart:class="chart:bar">
            <chart:data-point chart:repeated="10"/>
          </chart:series>
          <chart:series chart:style-name="ch11" chart:values-cell-range-address="'HDD Raw Results'.D29:'HDD Raw Results'.D38" chart:label-cell-address="'HDD Raw Results'.A27:'HDD Raw Results'.A27" chart:class="chart:bar">
            <chart:data-point chart:repeated="10"/>
          </chart:series>
          <chart:series chart:style-name="ch12" chart:values-cell-range-address="'HDD Raw Results'.D42:'HDD Raw Results'.D51" chart:label-cell-address="'HDD Raw Results'.A40:'HDD Raw Results'.A40" chart:class="chart:bar">
            <chart:data-point chart:repeated="10"/>
          </chart:series>
          <chart:series chart:style-name="ch13" chart:values-cell-range-address="'HDD Raw Results'.D55:'HDD Raw Results'.D64" chart:label-cell-address="'HDD Raw Results'.A53:'HDD Raw Results'.A5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HDD Raw Results'.A1:'HDD Raw Results'.A1</svg:desc>
                </draw:g>
              </table:table-cell>
              <table:table-cell office:value-type="string">
                <text:p>Run 2</text:p>
                <draw:g>
                  <svg:desc>'HDD Raw Results'.A14:'HDD Raw Results'.A14</svg:desc>
                </draw:g>
              </table:table-cell>
              <table:table-cell office:value-type="string">
                <text:p>Run 3</text:p>
                <draw:g>
                  <svg:desc>'HDD Raw Results'.A27:'HDD Raw Results'.A27</svg:desc>
                </draw:g>
              </table:table-cell>
              <table:table-cell office:value-type="string">
                <text:p>Run 4</text:p>
                <draw:g>
                  <svg:desc>'HDD Raw Results'.A40:'HDD Raw Results'.A40</svg:desc>
                </draw:g>
              </table:table-cell>
              <table:table-cell office:value-type="string">
                <text:p>Run 5</text:p>
                <draw:g>
                  <svg:desc>'HDD Raw Results'.A53:'HDD Raw Results'.A53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HDD Raw Results'.A3:'HDD Raw Results'.A12</svg:desc>
                </draw:g>
              </table:table-cell>
              <table:table-cell office:value-type="float" office:value="1.552795">
                <text:p>1.552795</text:p>
                <draw:g>
                  <svg:desc>'HDD Raw Results'.D3:'HDD Raw Results'.D12</svg:desc>
                </draw:g>
              </table:table-cell>
              <table:table-cell office:value-type="float" office:value="4.6904316">
                <text:p>4.6904316</text:p>
                <draw:g>
                  <svg:desc>'HDD Raw Results'.D16:'HDD Raw Results'.D25</svg:desc>
                </draw:g>
              </table:table-cell>
              <table:table-cell office:value-type="float" office:value="1.9186493">
                <text:p>1.9186493</text:p>
                <draw:g>
                  <svg:desc>'HDD Raw Results'.D29:'HDD Raw Results'.D38</svg:desc>
                </draw:g>
              </table:table-cell>
              <table:table-cell office:value-type="float" office:value="0.0833639">
                <text:p>0.0833639</text:p>
                <draw:g>
                  <svg:desc>'HDD Raw Results'.D42:'HDD Raw Results'.D51</svg:desc>
                </draw:g>
              </table:table-cell>
              <table:table-cell office:value-type="float" office:value="0.2343457">
                <text:p>0.2343457</text:p>
                <draw:g>
                  <svg:desc>'HDD Raw Results'.D55:'HDD Raw Results'.D64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3512065">
                <text:p>3.3512065</text:p>
              </table:table-cell>
              <table:table-cell office:value-type="float" office:value="3.152585">
                <text:p>3.152585</text:p>
              </table:table-cell>
              <table:table-cell office:value-type="float" office:value="2.2007043">
                <text:p>2.2007043</text:p>
              </table:table-cell>
              <table:table-cell office:value-type="float" office:value="2.6723678">
                <text:p>2.6723678</text:p>
              </table:table-cell>
              <table:table-cell office:value-type="float" office:value="2.1561017">
                <text:p>2.156101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.534462">
                <text:p>4.534462</text:p>
              </table:table-cell>
              <table:table-cell office:value-type="float" office:value="4.275941">
                <text:p>4.275941</text:p>
              </table:table-cell>
              <table:table-cell office:value-type="float" office:value="1.1450381">
                <text:p>1.1450381</text:p>
              </table:table-cell>
              <table:table-cell office:value-type="float" office:value="3.628447">
                <text:p>3.628447</text:p>
              </table:table-cell>
              <table:table-cell office:value-type="float" office:value="0.5816659">
                <text:p>0.58166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4083164">
                <text:p>3.4083164</text:p>
              </table:table-cell>
              <table:table-cell office:value-type="float" office:value="1.2420818">
                <text:p>1.2420818</text:p>
              </table:table-cell>
              <table:table-cell office:value-type="float" office:value="1.8698579">
                <text:p>1.8698579</text:p>
              </table:table-cell>
              <table:table-cell office:value-type="float" office:value="2.1168501">
                <text:p>2.1168501</text:p>
              </table:table-cell>
              <table:table-cell office:value-type="float" office:value="0.38886297">
                <text:p>0.3888629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.4125035">
                <text:p>3.4125035</text:p>
              </table:table-cell>
              <table:table-cell office:value-type="float" office:value="1.7109225">
                <text:p>1.7109225</text:p>
              </table:table-cell>
              <table:table-cell office:value-type="float" office:value="0.35677588">
                <text:p>0.35677588</text:p>
              </table:table-cell>
              <table:table-cell office:value-type="float" office:value="1.2451439">
                <text:p>1.2451439</text:p>
              </table:table-cell>
              <table:table-cell office:value-type="float" office:value="3.832005">
                <text:p>3.83200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.7248573">
                <text:p>3.7248573</text:p>
              </table:table-cell>
              <table:table-cell office:value-type="float" office:value="1.0634527">
                <text:p>1.0634527</text:p>
              </table:table-cell>
              <table:table-cell office:value-type="float" office:value="2.1201413">
                <text:p>2.1201413</text:p>
              </table:table-cell>
              <table:table-cell office:value-type="float" office:value="0.46029213">
                <text:p>0.46029213</text:p>
              </table:table-cell>
              <table:table-cell office:value-type="float" office:value="3.308337">
                <text:p>3.308337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.591954">
                <text:p>3.591954</text:p>
              </table:table-cell>
              <table:table-cell office:value-type="float" office:value="0.45392057">
                <text:p>0.45392057</text:p>
              </table:table-cell>
              <table:table-cell office:value-type="float" office:value="0.96217287">
                <text:p>0.96217287</text:p>
              </table:table-cell>
              <table:table-cell office:value-type="float" office:value="1.0602205">
                <text:p>1.0602205</text:p>
              </table:table-cell>
              <table:table-cell office:value-type="float" office:value="3.6580267">
                <text:p>3.658026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1245117">
                <text:p>3.1245117</text:p>
              </table:table-cell>
              <table:table-cell office:value-type="float" office:value="1.4620951">
                <text:p>1.4620951</text:p>
              </table:table-cell>
              <table:table-cell office:value-type="float" office:value="0.6608512">
                <text:p>0.6608512</text:p>
              </table:table-cell>
              <table:table-cell office:value-type="float" office:value="3.4141345">
                <text:p>3.4141345</text:p>
              </table:table-cell>
              <table:table-cell office:value-type="float" office:value="2.5015635">
                <text:p>2.501563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93013644">
                <text:p>0.93013644</text:p>
              </table:table-cell>
              <table:table-cell office:value-type="float" office:value="1.2653245">
                <text:p>1.2653245</text:p>
              </table:table-cell>
              <table:table-cell office:value-type="float" office:value="3.504673">
                <text:p>3.504673</text:p>
              </table:table-cell>
              <table:table-cell office:value-type="float" office:value="1.696193">
                <text:p>1.696193</text:p>
              </table:table-cell>
              <table:table-cell office:value-type="float" office:value="2.7124774">
                <text:p>2.712477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7509377">
                <text:p>3.7509377</text:p>
              </table:table-cell>
              <table:table-cell office:value-type="float" office:value="0.9364699">
                <text:p>0.9364699</text:p>
              </table:table-cell>
              <table:table-cell office:value-type="float" office:value="1.4044944">
                <text:p>1.4044944</text:p>
              </table:table-cell>
              <table:table-cell office:value-type="float" office:value="0.73322386">
                <text:p>0.73322386</text:p>
              </table:table-cell>
              <table:table-cell office:value-type="float" office:value="0.47764617">
                <text:p>0.477646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9.892cm" xlink:href=".." xlink:type="simple" chart:class="chart:bar" chart:style-name="ch1">
        <chart:title svg:x="4.675cm" svg:y="0.333cm" chart:style-name="ch2">
          <text:p>HDD Remove per ms (Raw Results)</text:p>
        </chart:title>
        <chart:legend chart:legend-position="end" svg:x="15.059cm" svg:y="3.651cm" style:legend-expansion="high" chart:style-name="ch3"/>
        <chart:plot-area chart:style-name="ch4" table:cell-range-address="'HDD Raw Results'.A3:'HDD Raw Results'.A12 'HDD Raw Results'.A1:'HDD Raw Results'.A1 'HDD Raw Results'.E3:'HDD Raw Results'.E12 'HDD Raw Results'.A14:'HDD Raw Results'.A14 'HDD Raw Results'.E16:'HDD Raw Results'.E25 'HDD Raw Results'.A27:'HDD Raw Results'.A27 'HDD Raw Results'.E29:'HDD Raw Results'.E38 'HDD Raw Results'.A40:'HDD Raw Results'.A40 'HDD Raw Results'.E42:'HDD Raw Results'.E51 'HDD Raw Results'.A53:'HDD Raw Results'.A53 'HDD Raw Results'.E55:'HDD Raw Results'.E64" chart:data-source-has-labels="both" svg:x="1.345cm" svg:y="1.703cm" svg:width="13.046cm" svg:height="7.011cm">
          <chartooo:coordinate-region svg:x="1.966cm" svg:y="1.902cm" svg:width="12.425cm" svg:height="6.165cm"/>
          <chart:axis chart:dimension="x" chart:name="primary-x" chart:style-name="ch5" chartooo:axis-type="auto">
            <chartooo:date-scale/>
            <chart:title svg:x="6.051cm" svg:y="8.911cm" chart:style-name="ch6">
              <text:p>Tweet Objects Removed</text:p>
            </chart:title>
            <chart:categories table:cell-range-address="'HDD Raw Results'.A3:'HDD Raw Results'.A12"/>
          </chart:axis>
          <chart:axis chart:dimension="y" chart:name="primary-y" chart:style-name="ch7">
            <chart:title svg:x="0.451cm" svg:y="6.482cm" chart:style-name="ch8">
              <text:p>Removes per ms</text:p>
            </chart:title>
          </chart:axis>
          <chart:series chart:style-name="ch9" chart:values-cell-range-address="'HDD Raw Results'.E3:'HDD Raw Results'.E12" chart:label-cell-address="'HDD Raw Results'.A1:'HDD Raw Results'.A1" chart:class="chart:bar">
            <chart:data-point chart:repeated="10"/>
          </chart:series>
          <chart:series chart:style-name="ch10" chart:values-cell-range-address="'HDD Raw Results'.E16:'HDD Raw Results'.E25" chart:label-cell-address="'HDD Raw Results'.A14:'HDD Raw Results'.A14" chart:class="chart:bar">
            <chart:data-point chart:repeated="10"/>
          </chart:series>
          <chart:series chart:style-name="ch11" chart:values-cell-range-address="'HDD Raw Results'.E29:'HDD Raw Results'.E38" chart:label-cell-address="'HDD Raw Results'.A27:'HDD Raw Results'.A27" chart:class="chart:bar">
            <chart:data-point chart:repeated="10"/>
          </chart:series>
          <chart:series chart:style-name="ch12" chart:values-cell-range-address="'HDD Raw Results'.E42:'HDD Raw Results'.E51" chart:label-cell-address="'HDD Raw Results'.A40:'HDD Raw Results'.A40" chart:class="chart:bar">
            <chart:data-point chart:repeated="10"/>
          </chart:series>
          <chart:series chart:style-name="ch13" chart:values-cell-range-address="'HDD Raw Results'.E55:'HDD Raw Results'.E64" chart:label-cell-address="'HDD Raw Results'.A53:'HDD Raw Results'.A5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HDD Raw Results'.A1:'HDD Raw Results'.A1</svg:desc>
                </draw:g>
              </table:table-cell>
              <table:table-cell office:value-type="string">
                <text:p>Run 2</text:p>
                <draw:g>
                  <svg:desc>'HDD Raw Results'.A14:'HDD Raw Results'.A14</svg:desc>
                </draw:g>
              </table:table-cell>
              <table:table-cell office:value-type="string">
                <text:p>Run 3</text:p>
                <draw:g>
                  <svg:desc>'HDD Raw Results'.A27:'HDD Raw Results'.A27</svg:desc>
                </draw:g>
              </table:table-cell>
              <table:table-cell office:value-type="string">
                <text:p>Run 4</text:p>
                <draw:g>
                  <svg:desc>'HDD Raw Results'.A40:'HDD Raw Results'.A40</svg:desc>
                </draw:g>
              </table:table-cell>
              <table:table-cell office:value-type="string">
                <text:p>Run 5</text:p>
                <draw:g>
                  <svg:desc>'HDD Raw Results'.A53:'HDD Raw Results'.A53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HDD Raw Results'.A3:'HDD Raw Results'.A12</svg:desc>
                </draw:g>
              </table:table-cell>
              <table:table-cell office:value-type="float" office:value="10.869565">
                <text:p>10.869565</text:p>
                <draw:g>
                  <svg:desc>'HDD Raw Results'.E3:'HDD Raw Results'.E12</svg:desc>
                </draw:g>
              </table:table-cell>
              <table:table-cell office:value-type="float" office:value="34.72222">
                <text:p>34.72222</text:p>
                <draw:g>
                  <svg:desc>'HDD Raw Results'.E16:'HDD Raw Results'.E25</svg:desc>
                </draw:g>
              </table:table-cell>
              <table:table-cell office:value-type="float" office:value="39.0625">
                <text:p>39.0625</text:p>
                <draw:g>
                  <svg:desc>'HDD Raw Results'.E29:'HDD Raw Results'.E38</svg:desc>
                </draw:g>
              </table:table-cell>
              <table:table-cell office:value-type="float" office:value="32.05128">
                <text:p>32.05128</text:p>
                <draw:g>
                  <svg:desc>'HDD Raw Results'.E42:'HDD Raw Results'.E51</svg:desc>
                </draw:g>
              </table:table-cell>
              <table:table-cell office:value-type="float" office:value="34.72222">
                <text:p>34.72222</text:p>
                <draw:g>
                  <svg:desc>'HDD Raw Results'.E55:'HDD Raw Results'.E64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.008404">
                <text:p>21.008404</text:p>
              </table:table-cell>
              <table:table-cell office:value-type="float" office:value="34.482758">
                <text:p>34.482758</text:p>
              </table:table-cell>
              <table:table-cell office:value-type="float" office:value="38.75969">
                <text:p>38.75969</text:p>
              </table:table-cell>
              <table:table-cell office:value-type="float" office:value="35.971222">
                <text:p>35.971222</text:p>
              </table:table-cell>
              <table:table-cell office:value-type="float" office:value="39.37008">
                <text:p>39.3700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3.039646">
                <text:p>33.039646</text:p>
              </table:table-cell>
              <table:table-cell office:value-type="float" office:value="36.764706">
                <text:p>36.764706</text:p>
              </table:table-cell>
              <table:table-cell office:value-type="float" office:value="38.659794">
                <text:p>38.659794</text:p>
              </table:table-cell>
              <table:table-cell office:value-type="float" office:value="39.0625">
                <text:p>39.0625</text:p>
              </table:table-cell>
              <table:table-cell office:value-type="float" office:value="38.46154">
                <text:p>38.4615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.49635">
                <text:p>36.49635</text:p>
              </table:table-cell>
              <table:table-cell office:value-type="float" office:value="36.363636">
                <text:p>36.363636</text:p>
              </table:table-cell>
              <table:table-cell office:value-type="float" office:value="38.02281">
                <text:p>38.02281</text:p>
              </table:table-cell>
              <table:table-cell office:value-type="float" office:value="36.10108">
                <text:p>36.10108</text:p>
              </table:table-cell>
              <table:table-cell office:value-type="float" office:value="35.460995">
                <text:p>35.460995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5.511364">
                <text:p>35.511364</text:p>
              </table:table-cell>
              <table:table-cell office:value-type="float" office:value="32.05128">
                <text:p>32.05128</text:p>
              </table:table-cell>
              <table:table-cell office:value-type="float" office:value="38.819878">
                <text:p>38.819878</text:p>
              </table:table-cell>
              <table:table-cell office:value-type="float" office:value="8.350034">
                <text:p>8.350034</text:p>
              </table:table-cell>
              <table:table-cell office:value-type="float" office:value="37.313435">
                <text:p>37.31343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4.246574">
                <text:p>34.246574</text:p>
              </table:table-cell>
              <table:table-cell office:value-type="float" office:value="37.688442">
                <text:p>37.688442</text:p>
              </table:table-cell>
              <table:table-cell office:value-type="float" office:value="37.5">
                <text:p>37.5</text:p>
              </table:table-cell>
              <table:table-cell office:value-type="float" office:value="38.071068">
                <text:p>38.071068</text:p>
              </table:table-cell>
              <table:table-cell office:value-type="float" office:value="35.714287">
                <text:p>35.714287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4.860558">
                <text:p>34.860558</text:p>
              </table:table-cell>
              <table:table-cell office:value-type="float" office:value="36.764706">
                <text:p>36.764706</text:p>
              </table:table-cell>
              <table:table-cell office:value-type="float" office:value="38.46154">
                <text:p>38.46154</text:p>
              </table:table-cell>
              <table:table-cell office:value-type="float" office:value="36.157024">
                <text:p>36.157024</text:p>
              </table:table-cell>
              <table:table-cell office:value-type="float" office:value="36.997887">
                <text:p>36.99788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4.602077">
                <text:p>34.602077</text:p>
              </table:table-cell>
              <table:table-cell office:value-type="float" office:value="33.613445">
                <text:p>33.613445</text:p>
              </table:table-cell>
              <table:table-cell office:value-type="float" office:value="36.29764">
                <text:p>36.29764</text:p>
              </table:table-cell>
              <table:table-cell office:value-type="float" office:value="31.69572">
                <text:p>31.69572</text:p>
              </table:table-cell>
              <table:table-cell office:value-type="float" office:value="36.42987">
                <text:p>36.42987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0.529173">
                <text:p>30.529173</text:p>
              </table:table-cell>
              <table:table-cell office:value-type="float" office:value="19.719543">
                <text:p>19.719543</text:p>
              </table:table-cell>
              <table:table-cell office:value-type="float" office:value="35.101402">
                <text:p>35.101402</text:p>
              </table:table-cell>
              <table:table-cell office:value-type="float" office:value="35.15625">
                <text:p>35.15625</text:p>
              </table:table-cell>
              <table:table-cell office:value-type="float" office:value="38.20034">
                <text:p>38.2003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4.72222">
                <text:p>34.72222</text:p>
              </table:table-cell>
              <table:table-cell office:value-type="float" office:value="36.927624">
                <text:p>36.927624</text:p>
              </table:table-cell>
              <table:table-cell office:value-type="float" office:value="27.056276">
                <text:p>27.056276</text:p>
              </table:table-cell>
              <table:table-cell office:value-type="float" office:value="37.313435">
                <text:p>37.313435</text:p>
              </table:table-cell>
              <table:table-cell office:value-type="float" office:value="31.01737">
                <text:p>31.017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Median Insert Time</text:p>
        </chart:title>
        <chart:legend chart:legend-position="end" svg:x="14.531cm" svg:y="3.952cm" style:legend-expansion="high" chart:style-name="ch3"/>
        <chart:plot-area chart:style-name="ch4" table:cell-range-address="'Summarized Data'.A1:'Summarized Data'.A12 'Summarized Data'.B3:'Summarized Data'.B12 'Summarized Data'.A15:'Summarized Data'.A15 'Summarized Data'.B17:'Summarized Data'.B26" chart:data-source-has-labels="both" svg:x="1.331cm" svg:y="1.635cm" svg:width="12.56cm" svg:height="6.204cm">
          <chartooo:coordinate-region svg:x="2.508cm" svg:y="1.834cm" svg:width="11.383cm" svg:height="5.358cm"/>
          <chart:axis chart:dimension="x" chart:name="primary-x" chart:style-name="ch5" chartooo:axis-type="auto">
            <chartooo:date-scale/>
            <chart:title svg:x="5.913cm" svg:y="8.019cm" chart:style-name="ch6">
              <text:p>Tweet Objects Inserted</text:p>
            </chart:title>
            <chart:categories table:cell-range-address="'Summarized Data'.A3:'Summarized Data'.A12"/>
          </chart:axis>
          <chart:axis chart:dimension="y" chart:name="primary-y" chart:style-name="ch7">
            <chart:title svg:x="0.451cm" svg:y="5.945cm" chart:style-name="ch8">
              <text:p>Insert Time (ms)</text:p>
            </chart:title>
          </chart:axis>
          <chart:series chart:style-name="ch9" chart:values-cell-range-address="'Summarized Data'.B3:'Summarized Data'.B12" chart:label-cell-address="'Summarized Data'.A1:'Summarized Data'.A1" chart:class="chart:bar">
            <chart:data-point chart:repeated="10"/>
          </chart:series>
          <chart:series chart:style-name="ch10" chart:values-cell-range-address="'Summarized Data'.B17:'Summarized Data'.B26" chart:label-cell-address="'Summarized Data'.A15:'Summarized Data'.A1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DD</text:p>
                <draw:g>
                  <svg:desc>'Summarized Data'.A1:'Summarized Data'.A1</svg:desc>
                </draw:g>
              </table:table-cell>
              <table:table-cell office:value-type="string">
                <text:p>SSD</text:p>
                <draw:g>
                  <svg:desc>'Summarized Data'.A15:'Summarized Data'.A15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Summarized Data'.A3:'Summarized Data'.A12</svg:desc>
                </draw:g>
              </table:table-cell>
              <table:table-cell office:value-type="float" office:value="1610">
                <text:p>1610</text:p>
                <draw:g>
                  <svg:desc>'Summarized Data'.B3:'Summarized Data'.B12</svg:desc>
                </draw:g>
              </table:table-cell>
              <table:table-cell office:value-type="float" office:value="1024">
                <text:p>1024</text:p>
                <draw:g>
                  <svg:desc>'Summarized Data'.B17:'Summarized Data'.B26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71">
                <text:p>187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067">
                <text:p>2067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348">
                <text:p>5348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7306">
                <text:p>7306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075">
                <text:p>7075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6506">
                <text:p>16506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995">
                <text:p>7995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3265">
                <text:p>13265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6696">
                <text:p>26696</text:p>
              </table:table-cell>
              <table:table-cell office:value-type="float" office:value="5950">
                <text:p>59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3cm" svg:y="0.316cm" chart:style-name="ch2">
          <text:p>Median Remove All Time</text:p>
        </chart:title>
        <chart:legend chart:legend-position="end" svg:x="14.531cm" svg:y="3.952cm" style:legend-expansion="high" chart:style-name="ch3"/>
        <chart:plot-area chart:style-name="ch4" table:cell-range-address="'Summarized Data'.A3:'Summarized Data'.A12 'Summarized Data'.A1:'Summarized Data'.A1 'Summarized Data'.C3:'Summarized Data'.C12 'Summarized Data'.A15:'Summarized Data'.A15 'Summarized Data'.C17:'Summarized Data'.C26" chart:data-source-has-labels="both" svg:x="1.331cm" svg:y="1.635cm" svg:width="12.56cm" svg:height="6.204cm">
          <chartooo:coordinate-region svg:x="2.138cm" svg:y="1.834cm" svg:width="11.753cm" svg:height="5.358cm"/>
          <chart:axis chart:dimension="x" chart:name="primary-x" chart:style-name="ch5" chartooo:axis-type="auto">
            <chartooo:date-scale/>
            <chart:title svg:x="5.913cm" svg:y="8.019cm" chart:style-name="ch6">
              <text:p>Tweet Objects Inserted</text:p>
            </chart:title>
            <chart:categories table:cell-range-address="'Summarized Data'.A3:'Summarized Data'.A12"/>
          </chart:axis>
          <chart:axis chart:dimension="y" chart:name="primary-y" chart:style-name="ch7">
            <chart:title svg:x="0.451cm" svg:y="6.382cm" chart:style-name="ch8">
              <text:p>Remove All Time (ms)</text:p>
            </chart:title>
          </chart:axis>
          <chart:series chart:style-name="ch9" chart:values-cell-range-address="'Summarized Data'.C3:'Summarized Data'.C12" chart:label-cell-address="'Summarized Data'.A1:'Summarized Data'.A1" chart:class="chart:bar">
            <chart:data-point chart:repeated="10"/>
          </chart:series>
          <chart:series chart:style-name="ch10" chart:values-cell-range-address="'Summarized Data'.C17:'Summarized Data'.C26" chart:label-cell-address="'Summarized Data'.A15:'Summarized Data'.A1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DD</text:p>
                <draw:g>
                  <svg:desc>'Summarized Data'.A1:'Summarized Data'.A1</svg:desc>
                </draw:g>
              </table:table-cell>
              <table:table-cell office:value-type="string">
                <text:p>SSD</text:p>
                <draw:g>
                  <svg:desc>'Summarized Data'.A15:'Summarized Data'.A15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Summarized Data'.A3:'Summarized Data'.A12</svg:desc>
                </draw:g>
              </table:table-cell>
              <table:table-cell office:value-type="float" office:value="72">
                <text:p>72</text:p>
                <draw:g>
                  <svg:desc>'Summarized Data'.C3:'Summarized Data'.C12</svg:desc>
                </draw:g>
              </table:table-cell>
              <table:table-cell office:value-type="float" office:value="74">
                <text:p>74</text:p>
                <draw:g>
                  <svg:desc>'Summarized Data'.C17:'Summarized Data'.C26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75">
                <text:p>2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52">
                <text:p>35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00">
                <text:p>40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476">
                <text:p>47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78">
                <text:p>57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641">
                <text:p>64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720">
                <text:p>720</text:p>
              </table:table-cell>
              <table:table-cell office:value-type="float" office:value="673">
                <text:p>6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Median Inserts per ms</text:p>
        </chart:title>
        <chart:legend chart:legend-position="end" svg:x="14.531cm" svg:y="3.952cm" style:legend-expansion="high" chart:style-name="ch3"/>
        <chart:plot-area chart:style-name="ch4" table:cell-range-address="'Summarized Data'.A3:'Summarized Data'.A12 'Summarized Data'.A1:'Summarized Data'.A1 'Summarized Data'.D3:'Summarized Data'.D12 'Summarized Data'.A15:'Summarized Data'.A15 'Summarized Data'.D17:'Summarized Data'.D26" chart:data-source-has-labels="both" svg:x="1.331cm" svg:y="1.635cm" svg:width="12.56cm" svg:height="6.204cm">
          <chartooo:coordinate-region svg:x="2.058cm" svg:y="1.834cm" svg:width="11.833cm" svg:height="5.358cm"/>
          <chart:axis chart:dimension="x" chart:name="primary-x" chart:style-name="ch5" chartooo:axis-type="auto">
            <chartooo:date-scale/>
            <chart:title svg:x="5.913cm" svg:y="8.019cm" chart:style-name="ch6">
              <text:p>Tweet Objects Inserted</text:p>
            </chart:title>
            <chart:categories table:cell-range-address="'Summarized Data'.A3:'Summarized Data'.A12"/>
          </chart:axis>
          <chart:axis chart:dimension="y" chart:name="primary-y" chart:style-name="ch7">
            <chart:title svg:x="0.451cm" svg:y="5.8cm" chart:style-name="ch8">
              <text:p>Inserts per ms</text:p>
            </chart:title>
          </chart:axis>
          <chart:series chart:style-name="ch9" chart:values-cell-range-address="'Summarized Data'.D3:'Summarized Data'.D12" chart:label-cell-address="'Summarized Data'.A1:'Summarized Data'.A1" chart:class="chart:bar">
            <chart:data-point chart:repeated="10"/>
          </chart:series>
          <chart:series chart:style-name="ch10" chart:values-cell-range-address="'Summarized Data'.D17:'Summarized Data'.D26" chart:label-cell-address="'Summarized Data'.A15:'Summarized Data'.A1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DD</text:p>
                <draw:g>
                  <svg:desc>'Summarized Data'.A1:'Summarized Data'.A1</svg:desc>
                </draw:g>
              </table:table-cell>
              <table:table-cell office:value-type="string">
                <text:p>SSD</text:p>
                <draw:g>
                  <svg:desc>'Summarized Data'.A15:'Summarized Data'.A15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Summarized Data'.A3:'Summarized Data'.A12</svg:desc>
                </draw:g>
              </table:table-cell>
              <table:table-cell office:value-type="float" office:value="1.552795">
                <text:p>1.552795</text:p>
                <draw:g>
                  <svg:desc>'Summarized Data'.D3:'Summarized Data'.D12</svg:desc>
                </draw:g>
              </table:table-cell>
              <table:table-cell office:value-type="float" office:value="2.4414062">
                <text:p>2.4414062</text:p>
                <draw:g>
                  <svg:desc>'Summarized Data'.D17:'Summarized Data'.D26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6723678">
                <text:p>2.6723678</text:p>
              </table:table-cell>
              <table:table-cell office:value-type="float" office:value="4.468275">
                <text:p>4.46827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.628447">
                <text:p>3.628447</text:p>
              </table:table-cell>
              <table:table-cell office:value-type="float" office:value="4.2565265">
                <text:p>4.25652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8698579">
                <text:p>1.8698579</text:p>
              </table:table-cell>
              <table:table-cell office:value-type="float" office:value="4.330879">
                <text:p>4.330879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.7109225">
                <text:p>1.7109225</text:p>
              </table:table-cell>
              <table:table-cell office:value-type="float" office:value="4.222973">
                <text:p>4.22297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1201413">
                <text:p>2.1201413</text:p>
              </table:table-cell>
              <table:table-cell office:value-type="float" office:value="4.01714">
                <text:p>4.0171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.0602205">
                <text:p>1.0602205</text:p>
              </table:table-cell>
              <table:table-cell office:value-type="float" office:value="4.1976495">
                <text:p>4.197649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5015635">
                <text:p>2.5015635</text:p>
              </table:table-cell>
              <table:table-cell office:value-type="float" office:value="3.524229">
                <text:p>3.524229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.696193">
                <text:p>1.696193</text:p>
              </table:table-cell>
              <table:table-cell office:value-type="float" office:value="4.0007114">
                <text:p>4.000711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9364699">
                <text:p>0.9364699</text:p>
              </table:table-cell>
              <table:table-cell office:value-type="float" office:value="4.2016807">
                <text:p>4.2016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3cm" svg:y="0.316cm" chart:style-name="ch2">
          <text:p>Median Removes per ms</text:p>
        </chart:title>
        <chart:legend chart:legend-position="end" svg:x="14.531cm" svg:y="3.952cm" style:legend-expansion="high" chart:style-name="ch3"/>
        <chart:plot-area chart:style-name="ch4" table:cell-range-address="'Summarized Data'.A3:'Summarized Data'.A12 'Summarized Data'.A1:'Summarized Data'.A1 'Summarized Data'.E3:'Summarized Data'.E12 'Summarized Data'.A15:'Summarized Data'.A15 'Summarized Data'.E17:'Summarized Data'.E26" chart:data-source-has-labels="both" svg:x="1.331cm" svg:y="1.635cm" svg:width="12.56cm" svg:height="6.204cm">
          <chartooo:coordinate-region svg:x="1.952cm" svg:y="1.834cm" svg:width="11.939cm" svg:height="5.358cm"/>
          <chart:axis chart:dimension="x" chart:name="primary-x" chart:style-name="ch5" chartooo:axis-type="auto">
            <chartooo:date-scale/>
            <chart:title svg:x="5.913cm" svg:y="8.019cm" chart:style-name="ch6">
              <text:p>Tweet Objects Inserted</text:p>
            </chart:title>
            <chart:categories table:cell-range-address="'Summarized Data'.A3:'Summarized Data'.A12"/>
          </chart:axis>
          <chart:axis chart:dimension="y" chart:name="primary-y" chart:style-name="ch7">
            <chart:title svg:x="0.451cm" svg:y="6.011cm" chart:style-name="ch8">
              <text:p>Removes per ms</text:p>
            </chart:title>
          </chart:axis>
          <chart:series chart:style-name="ch9" chart:values-cell-range-address="'Summarized Data'.E3:'Summarized Data'.E12" chart:label-cell-address="'Summarized Data'.A1:'Summarized Data'.A1" chart:class="chart:bar">
            <chart:data-point chart:repeated="10"/>
          </chart:series>
          <chart:series chart:style-name="ch10" chart:values-cell-range-address="'Summarized Data'.E17:'Summarized Data'.E26" chart:label-cell-address="'Summarized Data'.A15:'Summarized Data'.A1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DD</text:p>
                <draw:g>
                  <svg:desc>'Summarized Data'.A1:'Summarized Data'.A1</svg:desc>
                </draw:g>
              </table:table-cell>
              <table:table-cell office:value-type="string">
                <text:p>SSD</text:p>
                <draw:g>
                  <svg:desc>'Summarized Data'.A15:'Summarized Data'.A15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Summarized Data'.A3:'Summarized Data'.A12</svg:desc>
                </draw:g>
              </table:table-cell>
              <table:table-cell office:value-type="float" office:value="34.72222">
                <text:p>34.72222</text:p>
                <draw:g>
                  <svg:desc>'Summarized Data'.E3:'Summarized Data'.E12</svg:desc>
                </draw:g>
              </table:table-cell>
              <table:table-cell office:value-type="float" office:value="33.783783">
                <text:p>33.783783</text:p>
                <draw:g>
                  <svg:desc>'Summarized Data'.E17:'Summarized Data'.E26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.971222">
                <text:p>35.971222</text:p>
              </table:table-cell>
              <table:table-cell office:value-type="float" office:value="35.460995">
                <text:p>35.46099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8.46154">
                <text:p>38.46154</text:p>
              </table:table-cell>
              <table:table-cell office:value-type="float" office:value="36.764706">
                <text:p>36.7647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.363636">
                <text:p>36.363636</text:p>
              </table:table-cell>
              <table:table-cell office:value-type="float" office:value="36.10108">
                <text:p>36.10108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5.511364">
                <text:p>35.511364</text:p>
              </table:table-cell>
              <table:table-cell office:value-type="float" office:value="36.127167">
                <text:p>36.12716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7.5">
                <text:p>37.5</text:p>
              </table:table-cell>
              <table:table-cell office:value-type="float" office:value="35.799522">
                <text:p>35.799522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6.764706">
                <text:p>36.764706</text:p>
              </table:table-cell>
              <table:table-cell office:value-type="float" office:value="36.458332">
                <text:p>36.45833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4.602077">
                <text:p>34.602077</text:p>
              </table:table-cell>
              <table:table-cell office:value-type="float" office:value="35.842293">
                <text:p>35.842293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5.101402">
                <text:p>35.101402</text:p>
              </table:table-cell>
              <table:table-cell office:value-type="float" office:value="36.945812">
                <text:p>36.94581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4.72222">
                <text:p>34.72222</text:p>
              </table:table-cell>
              <table:table-cell office:value-type="float" office:value="37.147102">
                <text:p>37.1471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11cm" svg:height="9.278cm" xlink:href=".." xlink:type="simple" chart:class="chart:bar" chart:style-name="ch1">
        <chart:title svg:x="5.253cm" svg:y="0.321cm" chart:style-name="ch2">
          <text:p>SSD Insert Test (Raw Results)</text:p>
        </chart:title>
        <chart:legend chart:legend-position="end" svg:x="15.156cm" svg:y="3.344cm" style:legend-expansion="high" chart:style-name="ch3"/>
        <chart:plot-area chart:style-name="ch4" table:cell-range-address="'SDD Raw Results'.A16:'SDD Raw Results'.B25 'SDD Raw Results'.A1:'SDD Raw Results'.A1 'SDD Raw Results'.B3:'SDD Raw Results'.B12 'SDD Raw Results'.A14:'SDD Raw Results'.A14 'SDD Raw Results'.A27:'SDD Raw Results'.A27 'SDD Raw Results'.B29:'SDD Raw Results'.B38 'SDD Raw Results'.A40:'SDD Raw Results'.A40 'SDD Raw Results'.B42:'SDD Raw Results'.B51 'SDD Raw Results'.A53:'SDD Raw Results'.A53 'SDD Raw Results'.B55:'SDD Raw Results'.B64" chart:data-source-has-labels="both" svg:x="0.975cm" svg:y="0.939cm" svg:width="13.345cm" svg:height="7.751cm">
          <chartooo:coordinate-region svg:x="1.967cm" svg:y="1.138cm" svg:width="12.353cm" svg:height="6.905cm"/>
          <chart:axis chart:dimension="x" chart:name="primary-x" chart:style-name="ch5" chartooo:axis-type="auto">
            <chartooo:date-scale/>
            <chart:title svg:x="5.949cm" svg:y="8.718cm" chart:style-name="ch6">
              <text:p>Tweet Objects Inserted</text:p>
            </chart:title>
            <chart:categories table:cell-range-address="'SDD Raw Results'.A16:'SDD Raw Results'.A25"/>
          </chart:axis>
          <chart:axis chart:dimension="y" chart:name="primary-y" chart:style-name="ch7">
            <chart:title svg:x="0.079cm" svg:y="6.022cm" chart:style-name="ch8">
              <text:p>Insert Time (ms)</text:p>
            </chart:title>
          </chart:axis>
          <chart:series chart:style-name="ch9" chart:values-cell-range-address="'SDD Raw Results'.B3:'SDD Raw Results'.B12" chart:label-cell-address="'SDD Raw Results'.A1:'SDD Raw Results'.A1" chart:class="chart:bar">
            <chart:data-point chart:repeated="10"/>
          </chart:series>
          <chart:series chart:style-name="ch10" chart:values-cell-range-address="'SDD Raw Results'.B16:'SDD Raw Results'.B25" chart:label-cell-address="'SDD Raw Results'.A14:'SDD Raw Results'.A14" chart:class="chart:bar">
            <chart:data-point chart:repeated="10"/>
          </chart:series>
          <chart:series chart:style-name="ch11" chart:values-cell-range-address="'SDD Raw Results'.B29:'SDD Raw Results'.B38" chart:label-cell-address="'SDD Raw Results'.A27:'SDD Raw Results'.A27" chart:class="chart:bar">
            <chart:data-point chart:repeated="10"/>
          </chart:series>
          <chart:series chart:style-name="ch12" chart:values-cell-range-address="'SDD Raw Results'.B42:'SDD Raw Results'.B51" chart:label-cell-address="'SDD Raw Results'.A40:'SDD Raw Results'.A40" chart:class="chart:bar">
            <chart:data-point chart:repeated="10"/>
          </chart:series>
          <chart:series chart:style-name="ch13" chart:values-cell-range-address="'SDD Raw Results'.B55:'SDD Raw Results'.B64" chart:label-cell-address="'SDD Raw Results'.A53:'SDD Raw Results'.A5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SDD Raw Results'.A1:'SDD Raw Results'.A1</svg:desc>
                </draw:g>
              </table:table-cell>
              <table:table-cell office:value-type="string">
                <text:p>Run 2</text:p>
                <draw:g>
                  <svg:desc>'SDD Raw Results'.A14:'SDD Raw Results'.A14</svg:desc>
                </draw:g>
              </table:table-cell>
              <table:table-cell office:value-type="string">
                <text:p>Run 3</text:p>
                <draw:g>
                  <svg:desc>'SDD Raw Results'.A27:'SDD Raw Results'.A27</svg:desc>
                </draw:g>
              </table:table-cell>
              <table:table-cell office:value-type="string">
                <text:p>Run 4</text:p>
                <draw:g>
                  <svg:desc>'SDD Raw Results'.A40:'SDD Raw Results'.A40</svg:desc>
                </draw:g>
              </table:table-cell>
              <table:table-cell office:value-type="string">
                <text:p>Run 5</text:p>
                <draw:g>
                  <svg:desc>'SDD Raw Results'.A53:'SDD Raw Results'.A53</svg:desc>
                </draw:g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'SDD Raw Results'.A16:'SDD Raw Results'.A25</svg:desc>
                </draw:g>
              </table:table-cell>
              <table:table-cell office:value-type="float" office:value="1529">
                <text:p>1529</text:p>
                <draw:g>
                  <svg:desc>'SDD Raw Results'.B3:'SDD Raw Results'.B12</svg:desc>
                </draw:g>
              </table:table-cell>
              <table:table-cell office:value-type="float" office:value="869">
                <text:p>869</text:p>
                <draw:g>
                  <svg:desc>'SDD Raw Results'.B16:'SDD Raw Results'.B25</svg:desc>
                </draw:g>
              </table:table-cell>
              <table:table-cell office:value-type="float" office:value="1673">
                <text:p>1673</text:p>
                <draw:g>
                  <svg:desc>'SDD Raw Results'.B29:'SDD Raw Results'.B38</svg:desc>
                </draw:g>
              </table:table-cell>
              <table:table-cell office:value-type="float" office:value="960">
                <text:p>960</text:p>
                <draw:g>
                  <svg:desc>'SDD Raw Results'.B42:'SDD Raw Results'.B51</svg:desc>
                </draw:g>
              </table:table-cell>
              <table:table-cell office:value-type="float" office:value="1024">
                <text:p>1024</text:p>
                <draw:g>
                  <svg:desc>'SDD Raw Results'.B55:'SDD Raw Results'.B64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59">
                <text:p>1459</text:p>
              </table:table-cell>
              <table:table-cell office:value-type="float" office:value="1177">
                <text:p>1177</text:p>
              </table:table-cell>
              <table:table-cell office:value-type="float" office:value="1119">
                <text:p>1119</text:p>
              </table:table-cell>
              <table:table-cell office:value-type="float" office:value="1091">
                <text:p>109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762">
                <text:p>1762</text:p>
              </table:table-cell>
              <table:table-cell office:value-type="float" office:value="1751">
                <text:p>1751</text:p>
              </table:table-cell>
              <table:table-cell office:value-type="float" office:value="2737">
                <text:p>2737</text:p>
              </table:table-cell>
              <table:table-cell office:value-type="float" office:value="3731">
                <text:p>3731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09">
                <text:p>2309</text:p>
              </table:table-cell>
              <table:table-cell office:value-type="float" office:value="2384">
                <text:p>2384</text:p>
              </table:table-cell>
              <table:table-cell office:value-type="float" office:value="2612">
                <text:p>2612</text:p>
              </table:table-cell>
              <table:table-cell office:value-type="float" office:value="2277">
                <text:p>2277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037">
                <text:p>3037</text:p>
              </table:table-cell>
              <table:table-cell office:value-type="float" office:value="2960">
                <text:p>2960</text:p>
              </table:table-cell>
              <table:table-cell office:value-type="float" office:value="3307">
                <text:p>3307</text:p>
              </table:table-cell>
              <table:table-cell office:value-type="float" office:value="2940">
                <text:p>294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750">
                <text:p>3750</text:p>
              </table:table-cell>
              <table:table-cell office:value-type="float" office:value="3734">
                <text:p>3734</text:p>
              </table:table-cell>
              <table:table-cell office:value-type="float" office:value="4350">
                <text:p>4350</text:p>
              </table:table-cell>
              <table:table-cell office:value-type="float" office:value="3519">
                <text:p>3519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4370">
                <text:p>4370</text:p>
              </table:table-cell>
              <table:table-cell office:value-type="float" office:value="4169">
                <text:p>4169</text:p>
              </table:table-cell>
              <table:table-cell office:value-type="float" office:value="4316">
                <text:p>4316</text:p>
              </table:table-cell>
              <table:table-cell office:value-type="float" office:value="4151">
                <text:p>4151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675">
                <text:p>5675</text:p>
              </table:table-cell>
              <table:table-cell office:value-type="float" office:value="5146">
                <text:p>5146</text:p>
              </table:table-cell>
              <table:table-cell office:value-type="float" office:value="4721">
                <text:p>4721</text:p>
              </table:table-cell>
              <table:table-cell office:value-type="float" office:value="6008">
                <text:p>6008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5624">
                <text:p>5624</text:p>
              </table:table-cell>
              <table:table-cell office:value-type="float" office:value="7205">
                <text:p>7205</text:p>
              </table:table-cell>
              <table:table-cell office:value-type="float" office:value="5271">
                <text:p>5271</text:p>
              </table:table-cell>
              <table:table-cell office:value-type="float" office:value="6132">
                <text:p>6132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7960">
                <text:p>7960</text:p>
              </table:table-cell>
              <table:table-cell office:value-type="float" office:value="5935">
                <text:p>5935</text:p>
              </table:table-cell>
              <table:table-cell office:value-type="float" office:value="5945">
                <text:p>5945</text:p>
              </table:table-cell>
              <table:table-cell office:value-type="float" office:value="6203">
                <text:p>6203</text:p>
              </table:table-cell>
              <table:table-cell office:value-type="float" office:value="5950">
                <text:p>59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